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solid" draw:fill-color="#3366ff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middle" draw:textarea-horizontal-align="left" draw:fill="solid" draw:fill-color="#3366ff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no-wrap" fo:padding-top="0.05in" fo:padding-bottom="0.05in" fo:padding-left="0.1in" fo:padding-right="0.1in" draw:textarea-vertical-align="middle" draw:textarea-horizontal-align="left" draw:fill="solid" draw:fill-color="#3366ff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no-wrap" fo:padding-top="0.05in" fo:padding-bottom="0.05in" fo:padding-left="0.1in" fo:padding-right="0.1in" draw:textarea-vertical-align="middle" draw:textarea-horizontal-align="left" draw:fill="solid" draw:fill-color="#33cc33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520">
      <style:graphic-properties draw:fill="none" draw:stroke="solid" svg:stroke-width="0.01378in" svg:stroke-color="#000000" draw:marker-end="a519" svg:stroke-opacity="100%" draw:stroke-linejoin="miter" svg:stroke-linecap="butt"/>
    </style:style>
    <style:style style:family="graphic" style:name="a522">
      <style:graphic-properties draw:fill="none" draw:stroke="solid" svg:stroke-width="0.01378in" svg:stroke-color="#000000" draw:marker-end="a521" svg:stroke-opacity="100%" draw:stroke-linejoin="miter" svg:stroke-linecap="butt"/>
    </style:style>
    <style:style style:family="graphic" style:name="a524">
      <style:graphic-properties draw:fill="none" draw:stroke="solid" svg:stroke-width="0.01378in" svg:stroke-color="#000000" draw:marker-end="a523" svg:stroke-opacity="100%" draw:stroke-linejoin="miter" svg:stroke-linecap="but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>
      <style:graphic-properties draw:fill="none" draw:stroke="dash" draw:stroke-dash="a525" svg:stroke-width="0.01024in" svg:stroke-color="#000000" svg:stroke-opacity="100%" draw:stroke-linejoin="round" svg:stroke-linecap="butt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dash" draw:stroke-dash="a527" svg:stroke-width="0.01024in" svg:stroke-color="#000000" svg:stroke-opacity="100%" draw:stroke-linejoin="round" svg:stroke-linecap="butt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1378in" svg:stroke-color="#000000" draw:marker-end="a529" svg:stroke-opacity="100%" draw:stroke-linejoin="miter" svg:stroke-linecap="butt"/>
    </style:style>
    <style:style style:family="graphic" style:name="a532">
      <style:graphic-properties draw:fill="none" draw:stroke="solid" svg:stroke-width="0.01378in" svg:stroke-color="#000000" draw:marker-end="a531" svg:stroke-opacity="100%" draw:stroke-linejoin="miter" svg:stroke-linecap="butt"/>
    </style:style>
    <style:style style:family="graphic" style:name="a534">
      <style:graphic-properties draw:fill="none" draw:stroke="solid" svg:stroke-width="0.01378in" svg:stroke-color="#000000" draw:marker-end="a533" svg:stroke-opacity="100%" draw:stroke-linejoin="miter" svg:stroke-linecap="butt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33cc33" draw:opacity="100%" draw:stroke="solid" svg:stroke-width="0.01378in" svg:stroke-color="#507e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6">
      <style:graphic-properties draw:fill="none" draw:stroke="dash" draw:stroke-dash="a535" svg:stroke-width="0.01024in" svg:stroke-color="#000000" svg:stroke-opacity="100%" draw:stroke-linejoin="round" svg:stroke-linecap="but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draw:fill="none" draw:stroke="dash" draw:stroke-dash="a537" svg:stroke-width="0.01024in" svg:stroke-color="#000000" svg:stroke-opacity="100%" draw:stroke-linejoin="round" svg:stroke-linecap="butt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78in" svg:stroke-color="#ae5a2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3366ff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draw:fill="none" draw:stroke="dash" draw:stroke-dash="a539" svg:stroke-width="0.01024in" svg:stroke-color="#000000" svg:stroke-opacity="100%" draw:stroke-linejoin="round" svg:stroke-linecap="butt"/>
    </style:style>
    <style:style style:family="graphic" style:name="a542">
      <style:graphic-properties draw:fill="none" draw:stroke="dash" draw:stroke-dash="a541" svg:stroke-width="0.01024in" svg:stroke-color="#000000" svg:stroke-opacity="100%" draw:stroke-linejoin="round" svg:stroke-linecap="butt"/>
    </style:style>
    <style:style style:family="graphic" style:name="a544">
      <style:graphic-properties draw:fill="none" draw:stroke="dash" draw:stroke-dash="a543" svg:stroke-width="0.01024in" svg:stroke-color="#000000" svg:stroke-opacity="100%" draw:stroke-linejoin="round" svg:stroke-linecap="butt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draw:fill="none" draw:stroke="solid" svg:stroke-width="0.01378in" svg:stroke-color="#000000" draw:marker-end="a621" svg:stroke-opacity="100%" draw:stroke-linejoin="miter" svg:stroke-linecap="butt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1378in" svg:stroke-color="#000000" draw:marker-end="a623" svg:stroke-opacity="100%" draw:stroke-linejoin="miter" svg:stroke-linecap="butt"/>
    </style:style>
    <style:style style:family="graphic" style:name="a701">
      <style:graphic-properties draw:fill="none" draw:stroke="solid" svg:stroke-width="0.01024in" svg:stroke-color="#000000" draw:marker-end="a700" svg:stroke-opacity="100%" draw:stroke-linejoin="round" svg:stroke-linecap="butt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draw:fill="none" draw:stroke="solid" svg:stroke-width="0.01378in" svg:stroke-color="#000000" draw:marker-end="a625" svg:stroke-opacity="100%" draw:stroke-linejoin="miter" svg:stroke-linecap="butt"/>
    </style:style>
    <style:style style:family="graphic" style:name="a703">
      <style:graphic-properties draw:fill="none" draw:stroke="solid" svg:stroke-width="0.01024in" svg:stroke-color="#000000" draw:marker-end="a702" svg:stroke-opacity="100%" draw:stroke-linejoin="round" svg:stroke-linecap="but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378in" svg:stroke-color="#000000" draw:marker-end="a627" svg:stroke-opacity="100%" draw:stroke-linejoin="miter" svg:stroke-linecap="butt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78in" svg:stroke-color="#000000" draw:marker-end="a629" svg:stroke-opacity="100%" draw:stroke-linejoin="miter" svg:stroke-linecap="butt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2">
      <style:graphic-properties draw:fill="none" draw:stroke="solid" svg:stroke-width="0.01378in" svg:stroke-color="#000000" draw:marker-end="a631" svg:stroke-opacity="100%" draw:stroke-linejoin="miter" svg:stroke-linecap="butt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dash" draw:stroke-dash="a633" svg:stroke-width="0.01024in" svg:stroke-color="#000000" svg:stroke-opacity="100%" draw:stroke-linejoin="round" svg:stroke-linecap="butt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6">
      <style:graphic-properties draw:fill="none" draw:stroke="dash" draw:stroke-dash="a635" svg:stroke-width="0.01024in" svg:stroke-color="#000000" svg:stroke-opacity="100%" draw:stroke-linejoin="round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dash" draw:stroke-dash="a637" svg:stroke-width="0.01024in" svg:stroke-color="#000000" svg:stroke-opacity="100%" draw:stroke-linejoin="round" svg:stroke-linecap="butt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4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78in" svg:stroke-color="#ae5a2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middle" draw:textarea-horizontal-align="left" draw:fill="solid" draw:fill-color="#33cc33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no-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78in" svg:stroke-color="#ae5a2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draw:fill="none" draw:stroke="dash" draw:stroke-dash="a578" svg:stroke-width="0.01024in" svg:stroke-color="#000000" svg:stroke-opacity="100%" draw:stroke-linejoin="round" svg:stroke-linecap="butt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draw:fill="none" draw:stroke="dash" draw:stroke-dash="a737" svg:stroke-width="0.01024in" svg:stroke-color="#000000" svg:stroke-opacity="100%" draw:stroke-linejoin="round" svg:stroke-linecap="but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3366ff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1389in" svg:stroke-color="#000000" draw:marker-end="a586" svg:stroke-opacity="100%" draw:stroke-linejoin="miter" svg:stroke-linecap="butt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solid" draw:fill-color="#ff33cc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740">
      <style:graphic-properties draw:fill="none" draw:stroke="dash" draw:stroke-dash="a739" svg:stroke-width="0.01024in" svg:stroke-color="#000000" svg:stroke-opacity="100%" draw:stroke-linejoin="round" svg:stroke-linecap="but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draw:fill="none" draw:stroke="solid" svg:stroke-width="0.01389in" svg:stroke-color="#000000" draw:marker-end="a588" svg:stroke-opacity="100%" draw:stroke-linejoin="miter" svg:stroke-linecap="butt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draw:fill="none" draw:stroke="dash" draw:stroke-dash="a741" svg:stroke-width="0.01024in" svg:stroke-color="#000000" svg:stroke-opacity="100%" draw:stroke-linejoin="round" svg:stroke-linecap="butt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draw:fill="none" draw:stroke="solid" svg:stroke-width="0.01389in" svg:stroke-color="#000000" draw:marker-end="a590" svg:stroke-opacity="100%" draw:stroke-linejoin="miter" svg:stroke-linecap="butt"/>
    </style:style>
    <style:style style:family="graphic" style:name="a593">
      <style:graphic-properties draw:fill="none" draw:stroke="solid" svg:stroke-width="0.00694in" svg:stroke-color="#000000" draw:marker-end="a592" svg:stroke-opacity="100%" draw:stroke-linejoin="miter" svg:stroke-linecap="but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0694in" svg:stroke-color="#000000" draw:marker-end="a594" svg:stroke-opacity="100%" draw:stroke-linejoin="miter" svg:stroke-linecap="butt"/>
    </style:style>
    <style:style style:family="graphic" style:name="a672">
      <style:graphic-properties fo:wrap-option="no-wrap" fo:padding-top="0.05in" fo:padding-bottom="0.05in" fo:padding-left="0.1in" fo:padding-right="0.1in" draw:textarea-vertical-align="middle" draw:textarea-horizontal-align="left" draw:fill="solid" draw:fill-color="#3366ff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5">
      <style:graphic-properties fo:wrap-option="no-wrap" fo:padding-top="0.05in" fo:padding-bottom="0.05in" fo:padding-left="0.1in" fo:padding-right="0.1in" draw:textarea-vertical-align="middle" draw:textarea-horizontal-align="left" draw:fill="solid" draw:fill-color="#33cc33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resentation" style:name="a59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8">
      <style:graphic-properties fo:wrap-option="no-wrap" fo:padding-top="0.05in" fo:padding-bottom="0.05in" fo:padding-left="0.1in" fo:padding-right="0.1in" draw:textarea-vertical-align="middle" draw:textarea-horizontal-align="left" draw:fill="solid" draw:fill-color="#33cc33" draw:opacity="100%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683">
      <style:graphic-properties draw:fill="none" draw:stroke="solid" svg:stroke-width="0.01378in" svg:stroke-color="#000000" draw:marker-end="a682" svg:stroke-opacity="100%" draw:stroke-linejoin="miter" svg:stroke-linecap="butt"/>
    </style:style>
    <style:style style:family="graphic" style:name="a685">
      <style:graphic-properties draw:fill="none" draw:stroke="solid" svg:stroke-width="0.01378in" svg:stroke-color="#000000" draw:marker-end="a684" svg:stroke-opacity="100%" draw:stroke-linejoin="miter" svg:stroke-linecap="butt"/>
    </style:style>
    <style:style style:family="text" style:name="a7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7">
      <style:graphic-properties draw:fill="none" draw:stroke="solid" svg:stroke-width="0.01378in" svg:stroke-color="#000000" draw:marker-end="a686" svg:stroke-opacity="100%" draw:stroke-linejoin="miter" svg:stroke-linecap="butt"/>
    </style:style>
    <style:style style:family="text" style:name="a7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none" draw:stroke="solid" svg:stroke-width="0.01024in" svg:stroke-color="#000000" draw:marker-end="a688" svg:stroke-opacity="100%" draw:stroke-linejoin="round" svg:stroke-linecap="butt"/>
    </style:style>
    <style:style style:family="text" style:name="a7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none" draw:stroke="solid" svg:stroke-width="0.01024in" svg:stroke-color="#000000" draw:marker-end="a690" svg:stroke-opacity="100%" draw:stroke-linejoin="round" svg:stroke-linecap="butt"/>
    </style:style>
    <style:style style:family="graphic" style:name="a693">
      <style:graphic-properties draw:fill="none" draw:stroke="solid" svg:stroke-width="0.01378in" svg:stroke-color="#000000" draw:marker-end="a692" svg:stroke-opacity="100%" draw:stroke-linejoin="miter" svg:stroke-linecap="butt"/>
    </style:style>
    <style:style style:family="graphic" style:name="a695">
      <style:graphic-properties draw:fill="none" draw:stroke="solid" svg:stroke-width="0.01378in" svg:stroke-color="#000000" draw:marker-end="a694" svg:stroke-opacity="100%" draw:stroke-linejoin="miter" svg:stroke-linecap="butt"/>
    </style:style>
    <style:style style:family="text" style:name="a77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none" draw:stroke="solid" svg:stroke-width="0.01378in" svg:stroke-color="#000000" draw:marker-end="a696" svg:stroke-opacity="100%" draw:stroke-linejoin="miter" svg:stroke-linecap="butt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9">
      <style:graphic-properties draw:fill="none" draw:stroke="solid" svg:stroke-width="0.01024in" svg:stroke-color="#000000" draw:marker-end="a698" svg:stroke-opacity="100%" draw:stroke-linejoin="round" svg:stroke-linecap="butt"/>
    </style:style>
    <style:style style:family="paragraph" style:name="a85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85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1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0">
      <style:graphic-properties draw:fill="none" draw:stroke="solid" svg:stroke-width="0.00694in" svg:stroke-color="#4472c4" draw:marker-end="a1199" svg:stroke-opacity="100%" draw:stroke-linejoin="miter" svg:stroke-linecap="but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draw:fill="none" draw:stroke="solid" svg:stroke-width="0.00694in" svg:stroke-color="#4472c4" draw:marker-end="a1201" svg:stroke-opacity="100%" draw:stroke-linejoin="miter" svg:stroke-linecap="butt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none" draw:stroke="solid" svg:stroke-width="0.00694in" svg:stroke-color="#4472c4" draw:marker-end="a1203" svg:stroke-opacity="100%" draw:stroke-linejoin="miter" svg:stroke-linecap="butt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0694in" svg:stroke-color="#4472c4" draw:marker-end="a1205" svg:stroke-opacity="100%" draw:stroke-linejoin="miter" svg:stroke-linecap="butt"/>
    </style:style>
    <style:style style:family="graphic" style:name="a1208">
      <style:graphic-properties draw:fill="none" draw:stroke="solid" svg:stroke-width="0.00694in" svg:stroke-color="#4472c4" draw:marker-end="a1207" svg:stroke-opacity="100%" draw:stroke-linejoin="miter" svg:stroke-linecap="but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draw:fill="none" draw:stroke="solid" svg:stroke-width="0.00694in" svg:stroke-color="#4472c4" draw:marker-end="a1209" svg:stroke-opacity="100%" draw:stroke-linejoin="miter" svg:stroke-linecap="butt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none" draw:stroke="solid" svg:stroke-width="0.00694in" svg:stroke-color="#4472c4" draw:marker-end="a1211" svg:stroke-opacity="100%" draw:stroke-linejoin="miter" svg:stroke-linecap="butt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9">
      <style:graphic-properties draw:fill="none" draw:stroke="solid" svg:stroke-width="0.00694in" svg:stroke-color="#4472c4" draw:marker-end="a1228" svg:stroke-opacity="100%" draw:stroke-linejoin="miter" svg:stroke-linecap="butt"/>
    </style:style>
    <style:style style:family="graphic" style:name="a1306">
      <style:graphic-properties draw:fill="none" draw:stroke="dash" draw:stroke-dash="a1305" svg:stroke-width="0.01042in" svg:stroke-color="#000000" svg:stroke-opacity="100%" draw:stroke-linejoin="round" svg:stroke-linecap="butt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4">
      <style:graphic-properties draw:fill="none" draw:stroke="solid" svg:stroke-width="0.00694in" svg:stroke-color="#4472c4" draw:marker-end="a1233" svg:stroke-opacity="100%" draw:stroke-linejoin="miter" svg:stroke-linecap="butt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draw:fill="none" draw:stroke="dash" draw:stroke-dash="a1399" svg:stroke-width="0.01042in" svg:stroke-color="#000000" svg:stroke-opacity="100%" draw:stroke-linejoin="round" svg:stroke-linecap="butt"/>
    </style:style>
    <style:style style:family="graphic" style:name="a1249">
      <style:graphic-properties draw:fill="none" draw:stroke="dash" draw:stroke-dash="a1248" svg:stroke-width="0.01042in" svg:stroke-color="#000000" svg:stroke-opacity="100%" draw:stroke-linejoin="round" svg:stroke-linecap="butt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8">
      <style:graphic-properties draw:fill="none" draw:stroke="solid" svg:stroke-width="0.00694in" svg:stroke-color="#4472c4" draw:marker-end="a1327" svg:stroke-opacity="100%" draw:stroke-linejoin="miter" svg:stroke-linecap="but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8">
      <style:graphic-properties draw:fill="none" draw:stroke="dash" draw:stroke-dash="a1407" svg:stroke-width="0.01042in" svg:stroke-color="#000000" svg:stroke-opacity="100%" draw:stroke-linejoin="round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Calibri" style:font-family-generic-complex="swiss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draw:fill="none" draw:stroke="dash" draw:stroke-dash="a1250" svg:stroke-width="0.01042in" svg:stroke-color="#000000" svg:stroke-opacity="100%" draw:stroke-linejoin="round" svg:stroke-linecap="butt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draw:fill="none" draw:stroke="solid" svg:stroke-width="0.00694in" svg:stroke-color="#4472c4" draw:marker-end="a1329" svg:stroke-opacity="100%" draw:stroke-linejoin="miter" svg:stroke-linecap="butt"/>
    </style:style>
    <style:style style:family="graphic" style:name="a125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draw:fill="none" draw:stroke="dash" draw:stroke-dash="a1409" svg:stroke-width="0.01042in" svg:stroke-color="#000000" svg:stroke-opacity="100%" draw:stroke-linejoin="round" svg:stroke-linecap="butt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2">
      <style:graphic-properties draw:fill="none" draw:stroke="solid" svg:stroke-width="0.00694in" svg:stroke-color="#4472c4" draw:marker-end="a1341" svg:stroke-opacity="100%" draw:stroke-linejoin="miter" svg:stroke-linecap="but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draw:fill="none" draw:stroke="solid" svg:stroke-width="0.00694in" svg:stroke-color="#4472c4" draw:marker-end="a1347" svg:stroke-opacity="100%" draw:stroke-linejoin="miter" svg:stroke-linecap="butt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none" draw:stroke="solid" svg:stroke-width="0.00694in" svg:stroke-color="#4472c4" draw:marker-end="a1197" svg:stroke-opacity="100%" draw:stroke-linejoin="miter" svg:stroke-linecap="butt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51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51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51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51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none" draw:stroke="solid" svg:stroke-width="0.00694in" svg:stroke-color="#4472c4" draw:marker-end="a1371" svg:stroke-opacity="100%" draw:stroke-linejoin="miter" svg:stroke-linecap="butt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4">
      <style:graphic-properties draw:fill="none" draw:stroke="solid" svg:stroke-width="0.00694in" svg:stroke-color="#4472c4" draw:marker-end="a1373" svg:stroke-opacity="100%" draw:stroke-linejoin="miter" svg:stroke-linecap="butt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2">
      <style:graphic-properties draw:fill="none" draw:stroke="solid" svg:stroke-width="0.00694in" svg:stroke-color="#4472c4" draw:marker-end="a1391" svg:stroke-opacity="100%" draw:stroke-linejoin="miter" svg:stroke-linecap="butt"/>
    </style:style>
    <style:style style:family="graphic" style:name="a1394">
      <style:graphic-properties draw:fill="none" draw:stroke="solid" svg:stroke-width="0.00694in" svg:stroke-color="#4472c4" draw:marker-end="a1393" svg:stroke-opacity="100%" draw:stroke-linejoin="miter" svg:stroke-linecap="butt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draw:fill="none" draw:stroke="solid" svg:stroke-width="0.00694in" svg:stroke-color="#4472c4" draw:marker-end="a1395" svg:stroke-opacity="100%" draw:stroke-linejoin="miter" svg:stroke-linecap="butt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draw:fill="none" draw:stroke="solid" svg:stroke-width="0.00694in" svg:stroke-color="#4472c4" draw:marker-end="a1397" svg:stroke-opacity="100%" draw:stroke-linejoin="miter" svg:stroke-linecap="butt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9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3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0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9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7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0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0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1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6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8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5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9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9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body>
    <office:presentation>
      <draw:page draw:name="Slide1" draw:style-name="a488" draw:master-page-name="Master1-Layout1-title-Diapositiva-titolo" presentation:presentation-page-layout-name="Master1-PPL1" draw:id="Slide-256">
        <draw:custom-shape svg:x="4.30157in" svg:y="1.36811in" svg:width="0.34764in" svg:height="0.32835in" draw:id="id75" draw:style-name="a491" draw:name="Oval 4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0591in" svg:y="6.07283in" svg:width="0.34764in" svg:height="0.32835in" draw:id="id76" draw:style-name="a494" draw:name="Oval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32165in" svg:y="1.36811in" svg:width="0.34764in" svg:height="0.32835in" draw:id="id77" draw:style-name="a497" draw:name="Oval 7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126in" svg:y="3.9in" svg:width="0.34764in" svg:height="0.32835in" draw:id="id78" draw:style-name="a500" draw:name="Oval 1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9724in" svg:y="3.78189in" svg:width="0.42913in" svg:height="0.44764in" draw:id="id79" draw:style-name="a503" draw:name="Oval 19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402in" svg:y="1.36811in" svg:width="0.34764in" svg:height="0.32835in" draw:id="id80" draw:style-name="a506" draw:name="Oval 7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34055in" svg:y="3.89921in" svg:width="0.34764in" svg:height="0.32835in" draw:id="id81" draw:style-name="a509" draw:name="Oval 1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189in" svg:y="3.88819in" svg:width="0.34764in" svg:height="0.32835in" draw:id="id82" draw:style-name="a512" draw:name="Oval 10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36496in" svg:y="6.07441in" svg:width="0.34764in" svg:height="0.32835in" draw:id="id83" draw:style-name="a515" draw:name="Oval 6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157in" svg:y="3.88819in" svg:width="0.38189in" svg:height="0.33937in" draw:id="id84" draw:style-name="a518" draw:name="Oval 1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6063in" svg:y1="3.77992in" svg:x2="4.35236in" svg:y2="1.64842in" draw:end-shape="id75" draw:end-glue-point="5" draw:id="id85" draw:style-name="a520" draw:name="Connettore 2 86">
          <svg:title/>
          <svg:desc/>
        </draw:connector>
        <draw:connector draw:type="line" svg:x1="1.82087in" svg:y1="4.00394in" svg:x2="4.3126in" svg:y2="4.06417in" draw:end-shape="id78" draw:end-glue-point="3" draw:id="id86" draw:style-name="a522" draw:name="Connettore 2 90">
          <svg:title/>
          <svg:desc/>
        </draw:connector>
        <draw:connector draw:type="line" svg:x1="1.6118in" svg:y1="4.22953in" draw:start-shape="id79" draw:start-glue-point="2" svg:x2="4.30591in" svg:y2="6.237in" draw:end-shape="id76" draw:end-glue-point="3" draw:id="id87" draw:style-name="a524" draw:name="Connettore 2 92">
          <svg:title/>
          <svg:desc/>
        </draw:connector>
        <draw:connector draw:type="line" svg:x1="4.64921in" svg:y1="1.53228in" draw:start-shape="id75" draw:start-glue-point="1" svg:x2="6.32165in" svg:y2="1.53228in" draw:end-shape="id77" draw:end-glue-point="3" draw:id="id88" draw:style-name="a526" draw:name="Connettore diritto 101">
          <svg:title/>
          <svg:desc/>
        </draw:connector>
        <draw:connector draw:type="line" svg:x1="6.66929in" svg:y1="1.53228in" draw:start-shape="id77" draw:start-glue-point="1" svg:x2="8.32402in" svg:y2="1.53228in" draw:end-shape="id80" draw:end-glue-point="3" draw:id="id89" draw:style-name="a528" draw:name="Connettore diritto 103">
          <svg:title/>
          <svg:desc/>
        </draw:connector>
        <draw:connector draw:type="line" svg:x1="6.7126in" svg:y1="6.23858in" draw:start-shape="id83" draw:start-glue-point="1" svg:x2="11.3075in" svg:y2="4.17786in" draw:end-shape="id84" draw:end-glue-point="5" draw:id="id90" draw:style-name="a530" draw:name="Connettore 2 114">
          <svg:title/>
          <svg:desc/>
        </draw:connector>
        <draw:connector draw:type="line" svg:x1="8.76654in" svg:y1="4.05236in" draw:start-shape="id82" draw:start-glue-point="1" svg:x2="11.25157in" svg:y2="4.05787in" draw:end-shape="id84" draw:end-glue-point="3" draw:id="id91" draw:style-name="a532" draw:name="Connettore 2 116">
          <svg:title/>
          <svg:desc/>
        </draw:connector>
        <draw:connector draw:type="line" svg:x1="8.62075in" svg:y1="1.64837in" draw:start-shape="id80" draw:start-glue-point="6" svg:x2="11.3075in" svg:y2="3.93789in" draw:end-shape="id84" draw:end-glue-point="4" draw:id="id92" draw:style-name="a534" draw:name="Connettore 2 120">
          <svg:title/>
          <svg:desc/>
        </draw:connector>
        <draw:connector draw:type="line" svg:x1="4.66024in" svg:y1="4.06418in" draw:start-shape="id78" draw:start-glue-point="1" svg:x2="6.34055in" svg:y2="4.06338in" draw:end-shape="id81" draw:end-glue-point="3" draw:id="id93" draw:style-name="a536" draw:name="Connettore diritto 122">
          <svg:title/>
          <svg:desc/>
        </draw:connector>
        <draw:connector draw:type="line" svg:x1="6.68819in" svg:y1="4.06338in" draw:start-shape="id81" draw:start-glue-point="1" svg:x2="8.4189in" svg:y2="4.05236in" draw:end-shape="id82" draw:end-glue-point="3" draw:id="id94" draw:style-name="a538" draw:name="Connettore diritto 124">
          <svg:title/>
          <svg:desc/>
        </draw:connector>
        <draw:connector draw:type="line" svg:x1="4.65355in" svg:y1="6.237in" draw:start-shape="id76" draw:start-glue-point="1" svg:x2="6.36496in" svg:y2="6.23858in" draw:end-shape="id83" draw:end-glue-point="3" draw:id="id95" draw:style-name="a540" draw:name="Connettore diritto 128">
          <svg:title/>
          <svg:desc/>
        </draw:connector>
        <draw:connector draw:type="curve" svg:x1="6.5005in" svg:y1="-0.31477in" draw:start-shape="id75" draw:start-glue-point="2" svg:x2="6.48661in" svg:y2="3.70768in" draw:end-shape="id80" draw:end-glue-point="2" draw:id="id96" draw:style-name="a542" draw:transform="translate(-6.49356in -1.69646in) rotate(-4.71239) translate(6.49356in 1.69646in)" draw:name="Connettore curvo 184">
          <svg:title/>
          <svg:desc/>
        </draw:connector>
        <draw:connector draw:type="curve" svg:x1="6.54547in" svg:y1="6.27559in" draw:start-shape="id78" draw:start-glue-point="2" svg:x2="6.53366in" svg:y2="2.16929in" draw:end-shape="id82" draw:end-glue-point="2" draw:id="id97" draw:style-name="a544" draw:transform="translate(-6.53957in -4.22244in) rotate(-1.5708) translate(6.53957in 4.22244in)" draw:name="Connettore curvo 186">
          <svg:title/>
          <svg:desc/>
        </draw:connector>
        <draw:frame draw:id="id98" draw:style-name="a547" draw:name="CasellaDiTesto 187" svg:x="4.28465in" svg:y="1.08031in" svg:width="0.9189in" svg:height="0.40394in">
          <draw:text-box>
            <text:p text:style-name="a546" text:class-names="" text:cond-style-name=""><text:span text:style-name="a545" text:class-names="">P1</text:span></text:p>
          </draw:text-box>
          <svg:title/>
          <svg:desc/>
        </draw:frame>
        <draw:frame draw:id="id99" draw:style-name="a550" draw:name="CasellaDiTesto 188" svg:x="6.25197in" svg:y="1.05079in" svg:width="0.51181in" svg:height="0.40394in">
          <draw:text-box>
            <text:p text:style-name="a549" text:class-names="" text:cond-style-name=""><text:span text:style-name="a548" text:class-names="">P4</text:span></text:p>
          </draw:text-box>
          <svg:title/>
          <svg:desc/>
        </draw:frame>
        <draw:frame draw:id="id100" draw:style-name="a553" draw:name="CasellaDiTesto 190" svg:x="8.34173in" svg:y="1.02126in" svg:width="0.51181in" svg:height="0.40394in">
          <draw:text-box>
            <text:p text:style-name="a552" text:class-names="" text:cond-style-name=""><text:span text:style-name="a551" text:class-names="">P7</text:span></text:p>
          </draw:text-box>
          <svg:title/>
          <svg:desc/>
        </draw:frame>
        <draw:frame draw:id="id101" draw:style-name="a556" draw:name="CasellaDiTesto 191" svg:x="4.26969in" svg:y="3.55315in" svg:width="0.51181in" svg:height="0.40394in">
          <draw:text-box>
            <text:p text:style-name="a555" text:class-names="" text:cond-style-name=""><text:span text:style-name="a554" text:class-names="">P2</text:span></text:p>
          </draw:text-box>
          <svg:title/>
          <svg:desc/>
        </draw:frame>
        <draw:frame draw:id="id102" draw:style-name="a559" draw:name="CasellaDiTesto 192" svg:x="6.26772in" svg:y="3.53858in" svg:width="0.51181in" svg:height="0.40394in">
          <draw:text-box>
            <text:p text:style-name="a558" text:class-names="" text:cond-style-name=""><text:span text:style-name="a557" text:class-names="">P5</text:span></text:p>
          </draw:text-box>
          <svg:title/>
          <svg:desc/>
        </draw:frame>
        <draw:frame draw:id="id103" draw:style-name="a562" draw:name="CasellaDiTesto 193" svg:x="8.52598in" svg:y="3.57677in" svg:width="0.51181in" svg:height="0.40394in">
          <draw:text-box>
            <text:p text:style-name="a561" text:class-names="" text:cond-style-name=""><text:span text:style-name="a560" text:class-names="">P8</text:span></text:p>
          </draw:text-box>
          <svg:title/>
          <svg:desc/>
        </draw:frame>
        <draw:frame draw:id="id104" draw:style-name="a565" draw:name="CasellaDiTesto 194" svg:x="6.32638in" svg:y="5.76969in" svg:width="0.51181in" svg:height="0.40394in">
          <draw:text-box>
            <text:p text:style-name="a564" text:class-names="" text:cond-style-name=""><text:span text:style-name="a563" text:class-names="">P6</text:span></text:p>
          </draw:text-box>
          <svg:title/>
          <svg:desc/>
        </draw:frame>
        <draw:frame draw:id="id105" draw:style-name="a568" draw:name="CasellaDiTesto 195" svg:x="4.26969in" svg:y="5.74488in" svg:width="0.51181in" svg:height="0.40394in">
          <draw:text-box>
            <text:p text:style-name="a567" text:class-names="" text:cond-style-name=""><text:span text:style-name="a566" text:class-names="">P3</text:span></text:p>
          </draw:text-box>
          <svg:title/>
          <svg:desc/>
        </draw:frame>
        <draw:frame draw:id="id106" draw:style-name="a571" draw:name="CasellaDiTesto 196" svg:x="0.02913in" svg:y="1.39567in" svg:width="1.42047in" svg:height="0.51183in">
          <draw:text-box>
            <text:p text:style-name="a570" text:class-names="" text:cond-style-name=""><text:span text:style-name="a569" text:class-names="">Saletta 1</text:span></text:p>
          </draw:text-box>
          <svg:title/>
          <svg:desc/>
        </draw:frame>
        <draw:frame draw:id="id107" draw:style-name="a574" draw:name="CasellaDiTesto 197" svg:x="0.12677in" svg:y="5.92126in" svg:width="1.47283in" svg:height="0.51183in">
          <draw:text-box>
            <text:p text:style-name="a573" text:class-names="" text:cond-style-name=""><text:span text:style-name="a572" text:class-names="">Saletta 3</text:span></text:p>
          </draw:text-box>
          <svg:title/>
          <svg:desc/>
        </draw:frame>
        <draw:frame draw:id="id108" draw:style-name="a577" draw:name="CasellaDiTesto 198" svg:x="0.07677in" svg:y="3.81102in" svg:width="1.40827in" svg:height="0.51183in">
          <draw:text-box>
            <text:p text:style-name="a576" text:class-names="" text:cond-style-name=""><text:span text:style-name="a575" text:class-names="">Saletta 2</text:span></text:p>
          </draw:text-box>
          <svg:title/>
          <svg:desc/>
        </draw:frame>
        <draw:connector draw:type="line" svg:x1="10.27559in" svg:y1="6.78898in" svg:x2="12.60906in" svg:y2="6.78898in" draw:id="id109" draw:style-name="a579" draw:name="Connettore diritto 200">
          <svg:title/>
          <svg:desc/>
        </draw:connector>
        <draw:frame draw:id="id110" draw:style-name="a582" draw:name="CasellaDiTesto 201" svg:x="10.07795in" svg:y="6.29291in" svg:width="3.25551in" svg:height="0.40394in">
          <draw:text-box>
            <text:p text:style-name="a581" text:class-names="" text:cond-style-name=""><text:span text:style-name="a580" text:class-names="">Archi Disgiuntivi Bidirezionali</text:span></text:p>
          </draw:text-box>
          <svg:title/>
          <svg:desc/>
        </draw:frame>
        <draw:frame draw:id="id111" draw:style-name="a585" draw:name="CasellaDiTesto 202" svg:x="5.35315in" svg:y="-0.02008in" svg:width="3.83189in" svg:height="0.84134in">
          <draw:text-box>
            <text:p text:style-name="a584" text:class-names="" text:cond-style-name=""><text:span text:style-name="a583" text:class-names="">Salette</text:span></text:p>
          </draw:text-box>
          <svg:title/>
          <svg:desc/>
        </draw:frame>
        <draw:connector draw:type="line" svg:x1="1.6118in" svg:y1="3.78189in" draw:start-shape="id79" draw:start-glue-point="0" svg:x2="6.37256in" svg:y2="1.64837in" draw:end-shape="id77" draw:end-glue-point="5" draw:id="id112" draw:style-name="a587" draw:name="Connettore 2 65">
          <svg:title/>
          <svg:desc/>
        </draw:connector>
        <draw:connector draw:type="line" svg:x1="1.6118in" svg:y1="4.22953in" draw:start-shape="id79" draw:start-glue-point="2" svg:x2="6.36496in" svg:y2="6.23858in" draw:end-shape="id83" draw:end-glue-point="3" draw:id="id113" draw:style-name="a589" draw:name="Connettore 2 67">
          <svg:title/>
          <svg:desc/>
        </draw:connector>
        <draw:connector draw:type="line" svg:x1="1.6118in" svg:y1="3.78189in" draw:start-shape="id79" draw:start-glue-point="0" svg:x2="8.37493in" svg:y2="1.64837in" draw:end-shape="id80" draw:end-glue-point="5" draw:id="id114" draw:style-name="a591" draw:name="Connettore 2 70">
          <svg:title/>
          <svg:desc/>
        </draw:connector>
        <draw:connector draw:type="curve" svg:x1="1.82637in" svg:y1="4.00571in" draw:start-shape="id79" draw:start-glue-point="1" svg:x2="8.59272in" svg:y2="3.88819in" draw:end-shape="id82" draw:end-glue-point="0" draw:id="id115" draw:style-name="a593" draw:name="Connettore curvo 44">
          <svg:title/>
          <svg:desc/>
        </draw:connector>
        <draw:connector draw:type="curve" svg:x1="1.82637in" svg:y1="4.00571in" draw:start-shape="id79" draw:start-glue-point="1" svg:x2="6.51437in" svg:y2="4.22756in" draw:end-shape="id81" draw:end-glue-point="2" draw:id="id116" draw:style-name="a595" draw:name="Connettore curvo 53">
          <svg:title/>
          <svg:desc/>
        </draw:connector>
        <presentation:notes draw:style-name="a601">
          <draw:frame draw:id="id117" draw:style-name="a598" draw:name="Segnaposto numero diapositiva 6" svg:x="4.67953in" svg:y="11.10827in" svg:width="3.5878in" svg:height="0.58425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18" presentation:style-name="a599" draw:name="Segnaposto immagine diapositiva 1">
            <svg:title/>
            <svg:desc/>
          </draw:page-thumbnail>
          <draw:frame draw:id="id119" presentation:style-name="a60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02" draw:master-page-name="Master1-Layout2-obj-Titolo-e-contenuto" presentation:presentation-page-layout-name="Master1-PPL2" draw:id="Slide-257">
        <draw:custom-shape svg:x="2.75551in" svg:y="3.26653in" svg:width="0.71102in" svg:height="0.76654in" draw:id="id120" draw:style-name="a605" draw:name="Connettore 3">
          <svg:title/>
          <svg:desc/>
          <text:p text:style-name="a604" text:class-names="" text:cond-style-name=""><text:span text:style-name="a603" text:class-names="">Pj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1" draw:style-name="a608" draw:name="CasellaDiTesto 4" svg:x="0.55551in" svg:y="0.47795in" svg:width="3.53346in" svg:height="0.40394in">
          <draw:text-box>
            <text:p text:style-name="a607" text:class-names="" text:cond-style-name=""><text:span text:style-name="a606" text:class-names="">Pj = Paziente j-esimo</text:span></text:p>
          </draw:text-box>
          <svg:title/>
          <svg:desc/>
        </draw:frame>
        <draw:custom-shape svg:x="6.05551in" svg:y="1.27795in" svg:width="0.77795in" svg:height="0.78898in" draw:id="id122" draw:style-name="a611" draw:name="Connettore 5">
          <svg:title/>
          <svg:desc/>
          <text:p text:style-name="a610" text:class-names="" text:cond-style-name=""><text:span text:style-name="a609" text:class-names="">T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in" svg:y="3.24449in" svg:width="0.77795in" svg:height="0.78898in" draw:id="id123" draw:style-name="a614" draw:name="Connettore 6">
          <svg:title/>
          <svg:desc/>
          <text:p text:style-name="a613" text:class-names="" text:cond-style-name=""><text:span text:style-name="a612" text:class-names="">T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05551in" svg:y="5.45551in" svg:width="0.77795in" svg:height="0.78898in" draw:id="id124" draw:style-name="a617" draw:name="Connettore 7">
          <svg:title/>
          <svg:desc/>
          <text:p text:style-name="a616" text:class-names="" text:cond-style-name=""><text:span text:style-name="a615" text:class-names="">T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in" svg:y="3.24449in" svg:width="0.77795in" svg:height="0.78898in" draw:id="id125" draw:style-name="a620" draw:name="Connettore 8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3624in" svg:y1="3.37879in" draw:start-shape="id120" draw:start-glue-point="7" svg:x2="6.05551in" svg:y2="1.67244in" draw:end-shape="id122" draw:end-glue-point="3" draw:id="id126" draw:style-name="a622" draw:name="Connettore 2 10">
          <svg:title/>
          <svg:desc/>
        </draw:connector>
        <draw:connector draw:type="line" svg:x1="3.46653in" svg:y1="3.6498in" draw:start-shape="id120" draw:start-glue-point="1" svg:x2="8.1in" svg:y2="3.63898in" draw:end-shape="id123" draw:end-glue-point="3" draw:id="id127" draw:style-name="a624" draw:name="Connettore 2 11">
          <svg:title/>
          <svg:desc/>
        </draw:connector>
        <draw:connector draw:type="line" svg:x1="3.3624in" svg:y1="3.92081in" draw:start-shape="id120" draw:start-glue-point="6" svg:x2="6.05551in" svg:y2="5.85in" draw:end-shape="id124" draw:end-glue-point="3" draw:id="id128" draw:style-name="a626" draw:name="Connettore 2 14">
          <svg:title/>
          <svg:desc/>
        </draw:connector>
        <draw:connector draw:type="line" svg:x1="6.83346in" svg:y1="5.85in" draw:start-shape="id124" draw:start-glue-point="1" svg:x2="12.31393in" svg:y2="3.91793in" draw:end-shape="id125" draw:end-glue-point="5" draw:id="id129" draw:style-name="a628" draw:name="Connettore 2 17">
          <svg:title/>
          <svg:desc/>
        </draw:connector>
        <draw:connector draw:type="line" svg:x1="8.87795in" svg:y1="3.63898in" draw:start-shape="id123" draw:start-glue-point="1" svg:x2="12.2in" svg:y2="3.63898in" draw:end-shape="id125" draw:end-glue-point="3" draw:id="id130" draw:style-name="a630" draw:name="Connettore 2 21">
          <svg:title/>
          <svg:desc/>
        </draw:connector>
        <draw:connector draw:type="line" svg:x1="6.83346in" svg:y1="1.67244in" draw:start-shape="id122" draw:start-glue-point="1" svg:x2="12.31393in" svg:y2="3.36003in" draw:end-shape="id125" draw:end-glue-point="4" draw:id="id131" draw:style-name="a632" draw:name="Connettore 2 24">
          <svg:title/>
          <svg:desc/>
        </draw:connector>
        <draw:connector draw:type="line" svg:x1="6.44448in" svg:y1="2.06693in" draw:start-shape="id122" draw:start-glue-point="2" svg:x2="6.44448in" svg:y2="5.45551in" draw:end-shape="id124" draw:end-glue-point="0" draw:id="id132" draw:style-name="a634" draw:name="Connettore diritto 32">
          <svg:title/>
          <svg:desc/>
        </draw:connector>
        <draw:connector draw:type="line" svg:x1="6.71953in" svg:y1="1.95139in" draw:start-shape="id122" draw:start-glue-point="6" svg:x2="8.21393in" svg:y2="3.36003in" draw:end-shape="id123" draw:end-glue-point="4" draw:id="id133" draw:style-name="a636" draw:name="Connettore diritto 33">
          <svg:title/>
          <svg:desc/>
        </draw:connector>
        <draw:connector draw:type="line" svg:x1="6.71953in" svg:y1="5.57105in" draw:start-shape="id124" draw:start-glue-point="7" svg:x2="8.21393in" svg:y2="3.91793in" draw:end-shape="id123" draw:end-glue-point="5" draw:id="id134" draw:style-name="a638" draw:name="Connettore diritto 36">
          <svg:title/>
          <svg:desc/>
        </draw:connector>
        <draw:frame draw:id="id135" draw:style-name="a641" draw:name="CasellaDiTesto 39" svg:x="5.32205in" svg:y="0.05709in" svg:width="5.07795in" svg:height="0.84134in">
          <draw:text-box>
            <text:p text:style-name="a640" text:class-names="" text:cond-style-name=""><text:span text:style-name="a639" text:class-names="">Paziente</text:span></text:p>
          </draw:text-box>
          <svg:title/>
          <svg:desc/>
        </draw:frame>
        <presentation:notes draw:style-name="a647">
          <draw:frame draw:id="id136" draw:style-name="a644" draw:name="Segnaposto numero diapositiva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37" presentation:style-name="a645" draw:name="Segnaposto immagine diapositiva 1">
            <svg:title/>
            <svg:desc/>
          </draw:page-thumbnail>
          <draw:frame draw:id="id138" presentation:style-name="a6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48" draw:master-page-name="Master1-Layout2-obj-Titolo-e-contenuto" presentation:presentation-page-layout-name="Master1-PPL2" draw:id="Slide-258">
        <draw:frame draw:id="id139" draw:style-name="a651" draw:name="CasellaDiTesto 3" svg:x="4.0622in" svg:y="0.26693in" svg:width="4.86654in" svg:height="0.84134in">
          <draw:text-box>
            <text:p text:style-name="a650" text:class-names="" text:cond-style-name=""><text:span text:style-name="a649" text:class-names="">Operatore - Jobs</text:span></text:p>
          </draw:text-box>
          <svg:title/>
          <svg:desc/>
        </draw:frame>
        <draw:custom-shape svg:x="4.35236in" svg:y="1.65709in" svg:width="0.34764in" svg:height="0.32835in" draw:id="id140" draw:style-name="a654" draw:name="Oval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5669in" svg:y="6.36181in" svg:width="0.34764in" svg:height="0.32835in" draw:id="id141" draw:style-name="a657" draw:name="Oval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37244in" svg:y="1.65709in" svg:width="0.34764in" svg:height="0.32835in" draw:id="id142" draw:style-name="a660" draw:name="Oval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6339in" svg:y="4.18898in" svg:width="0.34764in" svg:height="0.32835in" draw:id="id143" draw:style-name="a663" draw:name="Oval 10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4803in" svg:y="4.07087in" svg:width="0.42913in" svg:height="0.44764in" draw:id="id144" draw:style-name="a666" draw:name="Oval 1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748in" svg:y="1.65709in" svg:width="0.34764in" svg:height="0.32835in" draw:id="id145" draw:style-name="a669" draw:name="Oval 7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39134in" svg:y="4.18819in" svg:width="0.34764in" svg:height="0.32835in" draw:id="id146" draw:style-name="a672" draw:name="Oval 10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6969in" svg:y="4.17717in" svg:width="0.34764in" svg:height="0.32835in" draw:id="id147" draw:style-name="a675" draw:name="Oval 10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1575in" svg:y="6.36339in" svg:width="0.34764in" svg:height="0.32835in" draw:id="id148" draw:style-name="a678" draw:name="Oval 6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0236in" svg:y="4.17717in" svg:width="0.38189in" svg:height="0.33937in" draw:id="id149" draw:style-name="a681" draw:name="Oval 19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66259in" svg:y1="4.07087in" draw:start-shape="id144" draw:start-glue-point="0" svg:x2="4.40327in" svg:y2="1.93735in" draw:end-shape="id140" draw:end-glue-point="5" draw:id="id150" draw:style-name="a683" draw:name="Connettore 2 15">
          <svg:title/>
          <svg:desc/>
        </draw:connector>
        <draw:connector draw:type="line" svg:x1="1.87716in" svg:y1="4.29469in" draw:start-shape="id144" draw:start-glue-point="1" svg:x2="4.36339in" svg:y2="4.35316in" draw:end-shape="id143" draw:end-glue-point="3" draw:id="id151" draw:style-name="a685" draw:name="Connettore 2 16">
          <svg:title/>
          <svg:desc/>
        </draw:connector>
        <draw:connector draw:type="line" svg:x1="1.66259in" svg:y1="4.51851in" draw:start-shape="id144" draw:start-glue-point="2" svg:x2="4.35669in" svg:y2="6.52599in" draw:end-shape="id141" draw:end-glue-point="3" draw:id="id152" draw:style-name="a687" draw:name="Connettore 2 17">
          <svg:title/>
          <svg:desc/>
        </draw:connector>
        <draw:connector draw:type="line" svg:x1="4.7in" svg:y1="1.82127in" draw:start-shape="id140" draw:start-glue-point="1" svg:x2="6.37244in" svg:y2="1.82127in" draw:end-shape="id142" draw:end-glue-point="3" draw:id="id153" draw:style-name="a689" draw:name="Connettore diritto 18">
          <svg:title/>
          <svg:desc/>
        </draw:connector>
        <draw:connector draw:type="line" svg:x1="6.72008in" svg:y1="1.82127in" draw:start-shape="id142" draw:start-glue-point="1" svg:x2="8.3748in" svg:y2="1.82127in" draw:end-shape="id145" draw:end-glue-point="3" draw:id="id154" draw:style-name="a691" draw:name="Connettore diritto 19">
          <svg:title/>
          <svg:desc/>
        </draw:connector>
        <draw:connector draw:type="line" svg:x1="6.76339in" svg:y1="6.52756in" draw:start-shape="id148" draw:start-glue-point="1" svg:x2="11.35829in" svg:y2="4.46684in" draw:end-shape="id149" draw:end-glue-point="5" draw:id="id155" draw:style-name="a693" draw:name="Connettore 2 20">
          <svg:title/>
          <svg:desc/>
        </draw:connector>
        <draw:connector draw:type="line" svg:x1="8.81733in" svg:y1="4.34135in" draw:start-shape="id147" draw:start-glue-point="1" svg:x2="11.30236in" svg:y2="4.34685in" draw:end-shape="id149" draw:end-glue-point="3" draw:id="id156" draw:style-name="a695" draw:name="Connettore 2 21">
          <svg:title/>
          <svg:desc/>
        </draw:connector>
        <draw:connector draw:type="line" svg:x1="8.67153in" svg:y1="1.93735in" draw:start-shape="id145" draw:start-glue-point="6" svg:x2="11.35829in" svg:y2="4.22687in" draw:end-shape="id149" draw:end-glue-point="4" draw:id="id157" draw:style-name="a697" draw:name="Connettore 2 22">
          <svg:title/>
          <svg:desc/>
        </draw:connector>
        <draw:connector draw:type="line" svg:x1="4.71103in" svg:y1="4.35316in" draw:start-shape="id143" draw:start-glue-point="1" svg:x2="6.39134in" svg:y2="4.35236in" draw:end-shape="id146" draw:end-glue-point="3" draw:id="id158" draw:style-name="a699" draw:name="Connettore diritto 23">
          <svg:title/>
          <svg:desc/>
        </draw:connector>
        <draw:connector draw:type="line" svg:x1="6.73898in" svg:y1="4.35236in" draw:start-shape="id146" draw:start-glue-point="1" svg:x2="8.46969in" svg:y2="4.34135in" draw:end-shape="id147" draw:end-glue-point="3" draw:id="id159" draw:style-name="a701" draw:name="Connettore diritto 24">
          <svg:title/>
          <svg:desc/>
        </draw:connector>
        <draw:connector draw:type="line" svg:x1="4.70433in" svg:y1="6.52599in" draw:start-shape="id141" draw:start-glue-point="1" svg:x2="6.41575in" svg:y2="6.52756in" draw:end-shape="id148" draw:end-glue-point="3" draw:id="id160" draw:style-name="a703" draw:name="Connettore diritto 25">
          <svg:title/>
          <svg:desc/>
        </draw:connector>
        <draw:frame draw:id="id161" draw:style-name="a706" draw:name="CasellaDiTesto 32" svg:x="4.29173in" svg:y="1.21654in" svg:width="0.9189in" svg:height="0.40394in">
          <draw:text-box>
            <text:p text:style-name="a705" text:class-names="" text:cond-style-name=""><text:span text:style-name="a704" text:class-names="">T1</text:span></text:p>
          </draw:text-box>
          <svg:title/>
          <svg:desc/>
        </draw:frame>
        <draw:frame draw:id="id162" draw:style-name="a709" draw:name="CasellaDiTesto 33" svg:x="6.3185in" svg:y="1.19685in" svg:width="0.51181in" svg:height="0.40394in">
          <draw:text-box>
            <text:p text:style-name="a708" text:class-names="" text:cond-style-name=""><text:span text:style-name="a707" text:class-names="">T3</text:span></text:p>
          </draw:text-box>
          <svg:title/>
          <svg:desc/>
        </draw:frame>
        <draw:frame draw:id="id163" draw:style-name="a712" draw:name="CasellaDiTesto 34" svg:x="8.30551in" svg:y="1.22283in" svg:width="0.51181in" svg:height="0.40394in">
          <draw:text-box>
            <text:p text:style-name="a711" text:class-names="" text:cond-style-name=""><text:span text:style-name="a710" text:class-names="">T4</text:span></text:p>
          </draw:text-box>
          <svg:title/>
          <svg:desc/>
        </draw:frame>
        <draw:frame draw:id="id164" draw:style-name="a715" draw:name="CasellaDiTesto 35" svg:x="4.33189in" svg:y="3.80866in" svg:width="0.51181in" svg:height="0.40394in">
          <draw:text-box>
            <text:p text:style-name="a714" text:class-names="" text:cond-style-name=""><text:span text:style-name="a713" text:class-names="">T2</text:span></text:p>
          </draw:text-box>
          <svg:title/>
          <svg:desc/>
        </draw:frame>
        <draw:frame draw:id="id165" draw:style-name="a718" draw:name="CasellaDiTesto 36" svg:x="6.3185in" svg:y="3.82756in" svg:width="0.51181in" svg:height="0.40394in">
          <draw:text-box>
            <text:p text:style-name="a717" text:class-names="" text:cond-style-name=""><text:span text:style-name="a716" text:class-names="">T3</text:span></text:p>
          </draw:text-box>
          <svg:title/>
          <svg:desc/>
        </draw:frame>
        <draw:frame draw:id="id166" draw:style-name="a721" draw:name="CasellaDiTesto 37" svg:x="8.40039in" svg:y="3.80866in" svg:width="0.51181in" svg:height="0.40394in">
          <draw:text-box>
            <text:p text:style-name="a720" text:class-names="" text:cond-style-name=""><text:span text:style-name="a719" text:class-names="">T5</text:span></text:p>
          </draw:text-box>
          <svg:title/>
          <svg:desc/>
        </draw:frame>
        <draw:frame draw:id="id167" draw:style-name="a724" draw:name="CasellaDiTesto 38" svg:x="6.37717in" svg:y="6.05866in" svg:width="0.51181in" svg:height="0.40394in">
          <draw:text-box>
            <text:p text:style-name="a723" text:class-names="" text:cond-style-name=""><text:span text:style-name="a722" text:class-names="">T5</text:span></text:p>
          </draw:text-box>
          <svg:title/>
          <svg:desc/>
        </draw:frame>
        <draw:frame draw:id="id168" draw:style-name="a727" draw:name="CasellaDiTesto 39" svg:x="4.32047in" svg:y="6.03346in" svg:width="0.51181in" svg:height="0.40394in">
          <draw:text-box>
            <text:p text:style-name="a726" text:class-names="" text:cond-style-name=""><text:span text:style-name="a725" text:class-names="">T1</text:span></text:p>
          </draw:text-box>
          <svg:title/>
          <svg:desc/>
        </draw:frame>
        <draw:frame draw:id="id169" draw:style-name="a730" draw:name="CasellaDiTesto 48" svg:x="0.32362in" svg:y="1.65118in" svg:width="1.27795in" svg:height="0.57205in">
          <draw:text-box>
            <text:p text:style-name="a729" text:class-names="" text:cond-style-name=""><text:span text:style-name="a728" text:class-names="">Job 1</text:span></text:p>
          </draw:text-box>
          <svg:title/>
          <svg:desc/>
        </draw:frame>
        <draw:frame draw:id="id170" draw:style-name="a733" draw:name="CasellaDiTesto 85" svg:x="0.30354in" svg:y="4.06614in" svg:width="1.27795in" svg:height="0.57205in">
          <draw:text-box>
            <text:p text:style-name="a732" text:class-names="" text:cond-style-name=""><text:span text:style-name="a731" text:class-names="">Job 2</text:span></text:p>
          </draw:text-box>
          <svg:title/>
          <svg:desc/>
        </draw:frame>
        <draw:frame draw:id="id171" draw:style-name="a736" draw:name="CasellaDiTesto 86" svg:x="0.29882in" svg:y="6.23976in" svg:width="1.27795in" svg:height="0.57205in">
          <draw:text-box>
            <text:p text:style-name="a735" text:class-names="" text:cond-style-name=""><text:span text:style-name="a734" text:class-names="">Job 3</text:span></text:p>
          </draw:text-box>
          <svg:title/>
          <svg:desc/>
        </draw:frame>
        <draw:connector draw:type="curve" svg:x1="6.88553in" svg:y1="4.16664in" draw:start-shape="id140" draw:start-glue-point="2" svg:x2="2.34498in" svg:y2="4.34479in" draw:end-shape="id141" draw:end-glue-point="1" draw:id="id172" draw:style-name="a738" draw:transform="translate(-4.61525in -4.25571in) rotate(-4.71239) translate(4.61525in 4.25571in)" draw:name="Connettore curvo 95">
          <svg:title/>
          <svg:desc/>
        </draw:connector>
        <draw:connector draw:type="line" svg:x1="6.54626in" svg:y1="1.98544in" draw:start-shape="id142" draw:start-glue-point="2" svg:x2="6.56516in" svg:y2="4.18819in" draw:end-shape="id146" draw:end-glue-point="0" draw:id="id173" draw:style-name="a740" draw:name="Connettore diritto 109">
          <svg:title/>
          <svg:desc/>
        </draw:connector>
        <draw:connector draw:type="line" svg:x1="8.64351in" svg:y1="4.50552in" draw:start-shape="id147" draw:start-glue-point="2" svg:x2="6.71248in" svg:y2="6.41148in" draw:end-shape="id148" draw:end-glue-point="7" draw:id="id174" draw:style-name="a742" draw:name="Connettore diritto 112">
          <svg:title/>
          <svg:desc/>
        </draw:connector>
        <presentation:notes draw:style-name="a748">
          <draw:frame draw:id="id175" draw:style-name="a745" draw:name="Segnaposto numero diapositiva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76" presentation:style-name="a746" draw:name="Segnaposto immagine diapositiva 1">
            <svg:title/>
            <svg:desc/>
          </draw:page-thumbnail>
          <draw:frame draw:id="id177" presentation:style-name="a7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749" draw:master-page-name="Master1-Layout2-obj-Titolo-e-contenuto" presentation:presentation-page-layout-name="Master1-PPL2" draw:id="Slide-259">
        <draw:frame draw:id="id178" presentation:style-name="a752" draw:name="Titolo 1" svg:x="0.91654in" svg:y="0.39921in" svg:width="11.5in" svg:height="1.44961in" presentation:class="title" presentation:placeholder="false">
          <draw:text-box>
            <text:p text:style-name="a751" text:class-names="" text:cond-style-name=""><text:span text:style-name="a750" text:class-names="">Modello Prova</text:span></text:p>
          </draw:text-box>
          <svg:title/>
          <svg:desc/>
        </draw:frame>
        <draw:frame draw:id="id179" presentation:style-name="a774" draw:name="Segnaposto contenuto 2" svg:x="0.91654in" svg:y="1.99646in" svg:width="11.5in" svg:height="4.75866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Pazienti già inseriti e suddivisi nelle 3 salette in modo random o per ordine di arrivo(caso reale):</text:span></text:p>
              </text:list-item>
            </text:list>
            <text:list text:style-name="a760">
              <text:list-item>
                <text:p text:style-name="a759" text:class-names="" text:cond-style-name=""><text:span text:style-name="a756" text:class-names="">Saletta 1 {</text:span><text:span text:style-name="a757" text:class-names="">P1,P4,P7</text:span><text:span text:style-name="a758" text:class-names="">}</text:span></text:p>
              </text:list-item>
            </text:list>
            <text:list text:style-name="a765">
              <text:list-item>
                <text:p text:style-name="a764" text:class-names="" text:cond-style-name=""><text:span text:style-name="a761" text:class-names="">Saletta 2 {</text:span><text:span text:style-name="a762" text:class-names="">P2,P5,P8</text:span><text:span text:style-name="a763" text:class-names="">}</text:span></text:p>
              </text:list-item>
            </text:list>
            <text:list text:style-name="a770">
              <text:list-item>
                <text:p text:style-name="a769" text:class-names="" text:cond-style-name=""><text:span text:style-name="a766" text:class-names="">Saletta 3 {</text:span><text:span text:style-name="a767" text:class-names="">P3,P6</text:span><text:span text:style-name="a768" text:class-names="">}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presentation:notes draw:style-name="a780">
          <draw:frame draw:id="id180" draw:style-name="a777" draw:name="Segnaposto numero diapositiva 6" svg:x="4.67953in" svg:y="11.10827in" svg:width="3.5878in" svg:height="0.58425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81" presentation:style-name="a778" draw:name="Segnaposto immagine diapositiva 1">
            <svg:title/>
            <svg:desc/>
          </draw:page-thumbnail>
          <draw:frame draw:id="id182" presentation:style-name="a77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781" draw:master-page-name="Master1-Layout1-title-Diapositiva-titolo" presentation:presentation-page-layout-name="Master1-PPL1" draw:id="Slide-260">
        <draw:frame draw:id="id183" presentation:style-name="a830" draw:name="Segnaposto testo 11" svg:x="0.5102in" svg:y="0.56122in" svg:width="12.15594in" svg:height="6.18367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82" text:class-names="">Suppongo tempo d’esecuzione dei test<text:s text:c="1"/></text:span><text:span text:style-name="a783" text:class-names="">t1&lt;t2&lt;t3&lt;t4&lt;t5<text:s text:c="1"/></text:span><text:span text:style-name="a784" text:class-names="">con<text:s text:c="1"/></text:span><text:span text:style-name="a785" text:class-names="">t1</text:span><text:span text:style-name="a786" text:class-names="">=1,<text:s text:c="1"/></text:span><text:span text:style-name="a787" text:class-names="">t2</text:span><text:span text:style-name="a788" text:class-names="">=2,<text:s text:c="1"/></text:span><text:span text:style-name="a789" text:class-names="">t3</text:span><text:span text:style-name="a790" text:class-names="">=4,<text:s text:c="1"/></text:span><text:span text:style-name="a791" text:class-names="">t4</text:span><text:span text:style-name="a792" text:class-names="">=6,<text:s text:c="1"/></text:span><text:span text:style-name="a793" text:class-names="">t5</text:span><text:span text:style-name="a794" text:class-names="">=8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P1 = [T1,T2,T5] <text:s text:c="23"/>n° test 3 <text:s text:c="7"/>durata tot = 11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2 = [T2,T3] <text:s text:c="28"/>n° test 2 <text:s text:c="7"/>durata tot = <text:s text:c="1"/>6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3 = [T3,T4] <text:s text:c="28"/>n° test 2 <text:s text:c="7"/>durata tot = <text:s text:c="1"/>10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P4 = [T1,T4,T5] <text:s text:c="23"/>n° test 3 <text:s text:c="7"/>durata tot = 15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P5 = [T1,T2] <text:s text:c="28"/>n° test 2 <text:s text:c="7"/>durata tot = 3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P6 = [T3,T4,T5] <text:s text:c="23"/>n° test 3 <text:s text:c="7"/>durata tot = 18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P7 = [T1,T2,T3,T4] <text:s text:c="18"/>n° test 4 <text:s text:c="7"/>durata tot = 13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P8 = [T4,T5] <text:s text:c="28"/>n° test 2 <text:s text:c="7"/>durata tot = 14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6" draw:style-name="a831" draw:master-page-name="Master1-Layout2-obj-Titolo-e-contenuto" presentation:presentation-page-layout-name="Master1-PPL2" draw:id="Slide-261">
        <draw:frame draw:id="id184" presentation:style-name="a834" draw:name="Titolo 2" svg:x="1.34347in" svg:y="0.35714in" svg:width="10.3192in" svg:height="0.76532in" presentation:class="title" presentation:placeholder="false">
          <draw:text-box>
            <text:p text:style-name="a833" text:class-names="" text:cond-style-name=""><text:span text:style-name="a832" text:class-names="">Scelta dei pazienti in base alla durata del job <text:line-break/>SPT or LPT</text:span></text:p>
          </draw:text-box>
          <svg:title/>
          <svg:desc/>
        </draw:frame>
        <draw:frame draw:id="id185" presentation:style-name="a871" draw:name="Segnaposto contenuto 3" svg:x="0.50327in" svg:y="1.46901in" svg:width="11.99961in" svg:height="5.68405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Se si utilizza il LPT allora nell’ordine si eseguiranno:</text:span></text:p>
              </text:list-item>
            </text:list>
            <text:list text:style-name="a841">
              <text:list-item>
                <text:p text:style-name="a840" text:class-names="" text:cond-style-name=""><text:span text:style-name="a838" text:class-names="">Saletta 1 <text:s text:c="1"/></text:span><text:span text:style-name="a839" text:class-names="">P4-&gt;P7-&gt;P1</text:span></text:p>
              </text:list-item>
            </text:list>
            <text:list text:style-name="a845">
              <text:list-item>
                <text:p text:style-name="a844" text:class-names="" text:cond-style-name=""><text:span text:style-name="a842" text:class-names="">Saletta 2 <text:s text:c="1"/></text:span><text:span text:style-name="a843" text:class-names="">P8-&gt;P2-&gt;P5</text:span></text:p>
              </text:list-item>
            </text:list>
            <text:list text:style-name="a849">
              <text:list-item>
                <text:p text:style-name="a848" text:class-names="" text:cond-style-name=""><text:span text:style-name="a846" text:class-names="">Saletta 3 <text:s text:c="1"/></text:span><text:span text:style-name="a847" text:class-names="">P6-&gt;P3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Se si utilizza il SPT allora nell’ordine si eseguiranno:</text:span></text:p>
              </text:list-item>
            </text:list>
            <text:list text:style-name="a859">
              <text:list-item>
                <text:p text:style-name="a858" text:class-names="" text:cond-style-name=""><text:span text:style-name="a856" text:class-names="">Saletta 1 <text:s text:c="1"/></text:span><text:span text:style-name="a857" text:class-names="">P1-&gt;P7-&gt;P4</text:span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Saletta 2 <text:s text:c="1"/></text:span><text:span text:style-name="a861" text:class-names="">P5-&gt;P2-&gt;P8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Saletta 3 <text:s text:c="1"/></text:span><text:span text:style-name="a865" text:class-names="">P3-&gt;P6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  <draw:frame draw:id="id186" draw:style-name="a890" draw:name="Titolo 8" svg:x="8.12918in" svg:y="1.97959in" svg:width="4.94225in" svg:height="2.59184in">
          <draw:text-box>
            <text:p text:style-name="a889" text:class-names="" text:cond-style-name=""><text:span text:style-name="a872" text:class-names="">P1</text:span><text:span text:style-name="a873" text:class-names=""><text:s text:c="1"/>= [T1,T2,T5] <text:s text:c="9"/>n° test 3 <text:s text:c="1"/>durata tot = 11<text:line-break/></text:span><text:span text:style-name="a874" text:class-names="">P2</text:span><text:span text:style-name="a875" text:class-names=""><text:s text:c="1"/>= [T2,T3] <text:s text:c="14"/>n° test 2 <text:s text:c="1"/>durata tot = <text:s text:c="1"/>6<text:line-break/></text:span><text:span text:style-name="a876" text:class-names="">P3</text:span><text:span text:style-name="a877" text:class-names=""><text:s text:c="1"/>= [T3,T4] <text:s text:c="14"/>n° test 2 <text:s text:c="1"/>durata tot = <text:s text:c="1"/>10<text:line-break/></text:span><text:span text:style-name="a878" text:class-names="">P4</text:span><text:span text:style-name="a879" text:class-names=""><text:s text:c="1"/>= [T1,T4,T5] <text:s text:c="9"/>n° test 3 <text:s text:c="1"/>durata tot = 15<text:line-break/></text:span><text:span text:style-name="a880" text:class-names="">P5</text:span><text:span text:style-name="a881" text:class-names=""><text:s text:c="1"/>= [T1,T2] <text:s text:c="14"/>n° test 2 <text:s text:c="1"/>durata tot = 3<text:line-break/></text:span><text:span text:style-name="a882" text:class-names="">P6</text:span><text:span text:style-name="a883" text:class-names=""><text:s text:c="1"/>= [T3,T4,T5] <text:s text:c="9"/>n° test 3 <text:s text:c="1"/>durata tot = 18<text:line-break/></text:span><text:span text:style-name="a884" text:class-names="">P7</text:span><text:span text:style-name="a885" text:class-names=""><text:s text:c="1"/>= [T1,T2,T3,T4] <text:s text:c="4"/>n° test 4 <text:s text:c="1"/>durata tot = 13<text:line-break/></text:span><text:span text:style-name="a886" text:class-names="">P8</text:span><text:span text:style-name="a887" text:class-names=""><text:s text:c="1"/>= [T4,T5] <text:s text:c="14"/>n° test 2 <text:s text:c="1"/>durata tot = 14</text:span><text:span text:style-name="a888" text:class-names=""><text:line-break/></text:span></text:p>
          </draw:text-box>
          <svg:title/>
          <svg:desc/>
        </draw:frame>
      </draw:page>
      <draw:page draw:name="Slide7" draw:style-name="a891" draw:master-page-name="Master1-Layout4-twoObj-Due-contenuti" presentation:presentation-page-layout-name="Master1-PPL4" draw:id="Slide-262">
        <draw:frame draw:id="id187" draw:style-name="a894" draw:name="Titolo 2" svg:x="1.55776in" svg:y="0.29592in" svg:width="10.3192in" svg:height="0.76532in">
          <draw:text-box>
            <text:p text:style-name="a893" text:class-names="" text:cond-style-name=""><text:span text:style-name="a892" text:class-names="">Scelta dei pazienti in base al numero di test per job</text:span></text:p>
          </draw:text-box>
          <svg:title/>
          <svg:desc/>
        </draw:frame>
        <draw:frame draw:id="id188" presentation:style-name="a931" draw:name="Segnaposto contenuto 3" svg:x="0.23469in" svg:y="1.53377in" svg:width="7.49653in" svg:height="5.6840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Scegliendo i pazienti con più test si eseguiranno:</text:span></text:p>
              </text:list-item>
            </text:list>
            <text:list text:style-name="a901">
              <text:list-item>
                <text:p text:style-name="a900" text:class-names="" text:cond-style-name=""><text:span text:style-name="a898" text:class-names="">Saletta 1 <text:s text:c="1"/></text:span><text:span text:style-name="a899" text:class-names="">P7-&gt;P4-&gt;P1 or P7-&gt;P1-&gt;P4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Saletta 2 <text:s text:c="1"/></text:span><text:span text:style-name="a903" text:class-names="">P8-&gt;P2-&gt;P5 or P5-&gt;P2-&gt;P8 ……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Saletta 3 <text:s text:c="1"/></text:span><text:span text:style-name="a907" text:class-names="">P6-&gt;P3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Scegliendo i pazienti con meno test si eseguiranno:</text:span></text:p>
              </text:list-item>
            </text:list>
            <text:list text:style-name="a919">
              <text:list-item>
                <text:p text:style-name="a918" text:class-names="" text:cond-style-name=""><text:span text:style-name="a916" text:class-names="">Saletta 1 <text:s text:c="1"/></text:span><text:span text:style-name="a917" text:class-names="">P1-&gt;P4-&gt;P7 or …….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Saletta 2 <text:s text:c="1"/></text:span><text:span text:style-name="a921" text:class-names="">P5-&gt;P2-&gt;P8 or …….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Saletta 3 <text:s text:c="1"/></text:span><text:span text:style-name="a925" text:class-names="">P3-&gt;P6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  <draw:frame draw:id="id189" draw:style-name="a950" draw:name="Titolo 8" svg:x="7.9251in" svg:y="1.88775in" svg:width="4.94225in" svg:height="2.59184in">
          <draw:text-box>
            <text:p text:style-name="a949" text:class-names="" text:cond-style-name=""><text:span text:style-name="a932" text:class-names="">P1</text:span><text:span text:style-name="a933" text:class-names=""><text:s text:c="1"/>= [T1,T2,T5] <text:s text:c="9"/>n° test 3 <text:s text:c="1"/>durata tot = 11<text:line-break/></text:span><text:span text:style-name="a934" text:class-names="">P2</text:span><text:span text:style-name="a935" text:class-names=""><text:s text:c="1"/>= [T2,T3] <text:s text:c="14"/>n° test 2 <text:s text:c="1"/>durata tot = <text:s text:c="1"/>6<text:line-break/></text:span><text:span text:style-name="a936" text:class-names="">P3</text:span><text:span text:style-name="a937" text:class-names=""><text:s text:c="1"/>= [T3,T4] <text:s text:c="14"/>n° test 2 <text:s text:c="1"/>durata tot = <text:s text:c="1"/>10<text:line-break/></text:span><text:span text:style-name="a938" text:class-names="">P4</text:span><text:span text:style-name="a939" text:class-names=""><text:s text:c="1"/>= [T1,T4,T5] <text:s text:c="9"/>n° test 3 <text:s text:c="1"/>durata tot = 15<text:line-break/></text:span><text:span text:style-name="a940" text:class-names="">P5</text:span><text:span text:style-name="a941" text:class-names=""><text:s text:c="1"/>= [T1,T2] <text:s text:c="14"/>n° test 2 <text:s text:c="1"/>durata tot = 3<text:line-break/></text:span><text:span text:style-name="a942" text:class-names="">P6</text:span><text:span text:style-name="a943" text:class-names=""><text:s text:c="1"/>= [T3,T4,T5] <text:s text:c="9"/>n° test 3 <text:s text:c="1"/>durata tot = 18<text:line-break/></text:span><text:span text:style-name="a944" text:class-names="">P7</text:span><text:span text:style-name="a945" text:class-names=""><text:s text:c="1"/>= [T1,T2,T3,T4] <text:s text:c="4"/>n° test 4 <text:s text:c="1"/>durata tot = 13<text:line-break/></text:span><text:span text:style-name="a946" text:class-names="">P8</text:span><text:span text:style-name="a947" text:class-names=""><text:s text:c="1"/>= [T4,T5] <text:s text:c="14"/>n° test 2 <text:s text:c="1"/>durata tot = 14</text:span><text:span text:style-name="a948" text:class-names=""><text:line-break/></text:span></text:p>
          </draw:text-box>
          <svg:title/>
          <svg:desc/>
        </draw:frame>
      </draw:page>
      <draw:page draw:name="Slide8" draw:style-name="a951" draw:master-page-name="Master1-Layout2-obj-Titolo-e-contenuto" presentation:presentation-page-layout-name="Master1-PPL2" draw:id="Slide-263">
        <draw:frame draw:id="id190" presentation:style-name="a1003" draw:name="Segnaposto contenuto 5" svg:x="0.55429in" svg:y="1.41837in" svg:width="11.99961in" svg:height="5.78571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P1 P2 P3 P4 P5 P6 P7 P8 pazienti da suddividere nelle 3 salette in base a vincoli scelti</text:span></text:p>
              </text:list-item>
            </text:list>
            <text:list text:style-name="a969">
              <text:list-item>
                <text:p text:style-name="a968" text:class-names="" text:cond-style-name=""><text:span text:style-name="a955" text:class-names="">Suppongo tempo d’esecuzione dei test<text:s text:c="1"/></text:span><text:span text:style-name="a956" text:class-names="">t1&lt;t2&lt;t3&lt;t4&lt;t5<text:s text:c="1"/></text:span><text:span text:style-name="a957" text:class-names="">con<text:s text:c="1"/></text:span><text:span text:style-name="a958" text:class-names="">t1</text:span><text:span text:style-name="a959" text:class-names="">=1,<text:s text:c="1"/></text:span><text:span text:style-name="a960" text:class-names="">t2</text:span><text:span text:style-name="a961" text:class-names="">=2,<text:s text:c="1"/></text:span><text:span text:style-name="a962" text:class-names="">t3</text:span><text:span text:style-name="a963" text:class-names="">=4,<text:s text:c="1"/></text:span><text:span text:style-name="a964" text:class-names="">t4</text:span><text:span text:style-name="a965" text:class-names="">=6,<text:s text:c="1"/></text:span><text:span text:style-name="a966" text:class-names="">t5</text:span><text:span text:style-name="a967" text:class-names="">=8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P1 = [T1,T2,T5] <text:s text:c="23"/>n° test 3 <text:s text:c="7"/>durata tot = 11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P2 = [T2,T3] <text:s text:c="28"/>n° test 2 <text:s text:c="7"/>durata tot = <text:s text:c="1"/>6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P3 = [T3,T4] <text:s text:c="28"/>n° test 2 <text:s text:c="7"/>durata tot = <text:s text:c="1"/>10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P4 = [T1,T4,T5] <text:s text:c="23"/>n° test 3 <text:s text:c="7"/>durata tot = 15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P5 = [T1,T2] <text:s text:c="28"/>n° test 2 <text:s text:c="7"/>durata tot = 3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P6 = [T3,T4,T5] <text:s text:c="23"/>n° test 3 <text:s text:c="7"/>durata tot = 18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P7 = [T1,T2,T3,T4] <text:s text:c="18"/>n° test 4 <text:s text:c="7"/>durata tot = 13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P8 = [T4,T5] <text:s text:c="28"/>n° test 2 <text:s text:c="7"/>durata tot = 14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  <draw:frame draw:id="id191" draw:style-name="a1006" draw:name="Titolo 2" svg:x="1.55776in" svg:y="0.29592in" svg:width="10.3192in" svg:height="0.76532in">
          <draw:text-box>
            <text:p text:style-name="a1005" text:class-names="" text:cond-style-name=""><text:span text:style-name="a1004" text:class-names="">Inserimento pazienti nelle 3 salette</text:span></text:p>
          </draw:text-box>
          <svg:title/>
          <svg:desc/>
        </draw:frame>
      </draw:page>
      <draw:page draw:name="Slide9" draw:style-name="a1007" draw:master-page-name="Master1-Layout2-obj-Titolo-e-contenuto" presentation:presentation-page-layout-name="Master1-PPL2" draw:id="Slide-264">
        <draw:frame draw:id="id192" presentation:style-name="a1050" draw:name="Segnaposto contenuto 3" svg:x="0.61225in" svg:y="0.39796in" svg:width="12.0539in" svg:height="6.82653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Se si utilizza il LPT allora nell’ordine si eseguiranno: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Saletta 1 <text:s text:c="1"/></text:span><text:span text:style-name="a1015" text:class-names="">P6-&gt;P7-&gt;P2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8" text:class-names="">Saletta 2 <text:s text:c="1"/></text:span><text:span text:style-name="a1019" text:class-names="">P4-&gt;P1-&gt;P5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Saletta 3 <text:s text:c="1"/></text:span><text:span text:style-name="a1023" text:class-names="">P8-&gt;P3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Con SPT viceversa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  <draw:frame draw:id="id193" draw:style-name="a1054" draw:name="Titolo 8" svg:x="7.56796in" svg:y="2.15306in" svg:width="4.94225in" svg:height="2.59184in">
          <draw:text-box>
            <text:p text:style-name="a1053" text:class-names="" text:cond-style-name=""><text:span text:style-name="a1051" text:class-names="">P1 = [T1,T2,T5] <text:s text:c="9"/>n° test 3 <text:s text:c="1"/>durata tot = 11<text:line-break/>P2 = [T2,T3] <text:s text:c="14"/>n° test 2 <text:s text:c="1"/>durata tot = <text:s text:c="1"/>6<text:line-break/>P3 = [T3,T4] <text:s text:c="14"/>n° test 2 <text:s text:c="1"/>durata tot = <text:s text:c="1"/>10<text:line-break/>P4 = [T1,T4,T5] <text:s text:c="9"/>n° test 3 <text:s text:c="1"/>durata tot = 15<text:line-break/>P5 = [T1,T2] <text:s text:c="14"/>n° test 2 <text:s text:c="1"/>durata tot = 3<text:line-break/>P6 = [T3,T4,T5] <text:s text:c="9"/>n° test 3 <text:s text:c="1"/>durata tot = 18<text:line-break/>P7 = [T1,T2,T3,T4] <text:s text:c="4"/>n° test 4 <text:s text:c="1"/>durata tot = 13<text:line-break/>P8 = [T4,T5] <text:s text:c="14"/>n° test 2 <text:s text:c="1"/>durata tot = 14</text:span><text:span text:style-name="a1052" text:class-names=""><text:line-break/></text:span></text:p>
          </draw:text-box>
          <svg:title/>
          <svg:desc/>
        </draw:frame>
      </draw:page>
      <draw:page draw:name="Slide10" draw:style-name="a1055" draw:master-page-name="Master1-Layout2-obj-Titolo-e-contenuto" presentation:presentation-page-layout-name="Master1-PPL2" draw:id="Slide-265">
        <draw:frame draw:id="id194" presentation:style-name="a1074" draw:name="Segnaposto contenuto 3" svg:x="0.61957in" svg:y="0.29592in" svg:width="12.13554in" svg:height="5.80841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Scegliendo i pazienti con più test si eseguiranno: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9" text:class-names="">Saletta 1 <text:s text:c="1"/></text:span><text:span text:style-name="a1060" text:class-names="">P7-&gt;P1-&gt;P2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Saletta 2 <text:s text:c="1"/></text:span><text:span text:style-name="a1064" text:class-names="">P6-&gt;P8-&gt;P5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7" text:class-names="">Saletta 3 <text:s text:c="1"/></text:span><text:span text:style-name="a1068" text:class-names="">P4-&gt;P3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Se si ha ugual n° di test allora si può valutare la durata tot</text:span></text:p>
              </text:list-item>
            </text:list>
          </draw:text-box>
          <svg:title/>
          <svg:desc/>
        </draw:frame>
        <draw:frame draw:id="id195" draw:style-name="a1078" draw:name="Titolo 8" svg:x="7.11898in" svg:y="3.9898in" svg:width="4.94225in" svg:height="2.59184in">
          <draw:text-box>
            <text:p text:style-name="a1077" text:class-names="" text:cond-style-name=""><text:span text:style-name="a1075" text:class-names="">P1 = [T1,T2,T5] <text:s text:c="9"/>n° test 3 <text:s text:c="1"/>durata tot = 11<text:line-break/>P2 = [T2,T3] <text:s text:c="14"/>n° test 2 <text:s text:c="1"/>durata tot = <text:s text:c="1"/>6<text:line-break/>P3 = [T3,T4] <text:s text:c="14"/>n° test 2 <text:s text:c="1"/>durata tot = <text:s text:c="1"/>10<text:line-break/>P4 = [T1,T4,T5] <text:s text:c="9"/>n° test 3 <text:s text:c="1"/>durata tot = 15<text:line-break/>P5 = [T1,T2] <text:s text:c="14"/>n° test 2 <text:s text:c="1"/>durata tot = 3<text:line-break/>P6 = [T3,T4,T5] <text:s text:c="9"/>n° test 3 <text:s text:c="1"/>durata tot = 18<text:line-break/>P7 = [T1,T2,T3,T4] <text:s text:c="4"/>n° test 4 <text:s text:c="1"/>durata tot = 13<text:line-break/>P8 = [T4,T5] <text:s text:c="14"/>n° test 2 <text:s text:c="1"/>durata tot = 14</text:span><text:span text:style-name="a1076" text:class-names=""><text:line-break/></text:span></text:p>
          </draw:text-box>
          <svg:title/>
          <svg:desc/>
        </draw:frame>
      </draw:page>
      <draw:page draw:name="Slide11" draw:style-name="a1079" draw:master-page-name="Master1-Layout2-obj-Titolo-e-contenuto" presentation:presentation-page-layout-name="Master1-PPL2" draw:id="Slide-266">
        <draw:frame draw:id="id196" presentation:style-name="a1110" draw:name="Segnaposto contenuto 3" svg:x="0.66654in" svg:y="0.40816in" svg:width="11.99961in" svg:height="6.67347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Inserire pazienti nelle salette in modo da aver un tempo totale di processamento di ogni paziente(Job) il più possibile uguale tra le 3 salett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11+6+10+15+3+18+13+14=90 <text:s text:c="1"/>90/3=30 cercare una soluzione per cui il tempo di attesa per ogni saletta sia il più possibile uguale a 30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Saletta 1 <text:s text:c="1"/></text:span><text:span text:style-name="a1093" text:class-names="">P1+P2+P3+P5 = 30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Saletta 2 <text:s text:c="1"/></text:span><text:span text:style-name="a1097" text:class-names="">P4+P8 = 29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Saletta 3 <text:s text:c="1"/></text:span><text:span text:style-name="a1101" text:class-names="">P6+P7 = 31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  <draw:frame draw:id="id197" draw:style-name="a1114" draw:name="Titolo 8" svg:x="7.35367in" svg:y="3.95918in" svg:width="4.94225in" svg:height="2.59184in">
          <draw:text-box>
            <text:p text:style-name="a1113" text:class-names="" text:cond-style-name=""><text:span text:style-name="a1111" text:class-names="">P1 = [T1,T2,T5] <text:s text:c="9"/>n° test 3 <text:s text:c="1"/>durata tot = 11<text:line-break/>P2 = [T2,T3] <text:s text:c="14"/>n° test 2 <text:s text:c="1"/>durata tot = <text:s text:c="1"/>6<text:line-break/>P3 = [T3,T4] <text:s text:c="14"/>n° test 2 <text:s text:c="1"/>durata tot = <text:s text:c="1"/>10<text:line-break/>P4 = [T1,T4,T5] <text:s text:c="9"/>n° test 3 <text:s text:c="1"/>durata tot = 15<text:line-break/>P5 = [T1,T2] <text:s text:c="14"/>n° test 2 <text:s text:c="1"/>durata tot = 3<text:line-break/>P6 = [T3,T4,T5] <text:s text:c="9"/>n° test 3 <text:s text:c="1"/>durata tot = 18<text:line-break/>P7 = [T1,T2,T3,T4] <text:s text:c="4"/>n° test 4 <text:s text:c="1"/>durata tot = 13<text:line-break/>P8 = [T4,T5] <text:s text:c="14"/>n° test 2 <text:s text:c="1"/>durata tot = 14</text:span><text:span text:style-name="a1112" text:class-names=""><text:line-break/></text:span></text:p>
          </draw:text-box>
          <svg:title/>
          <svg:desc/>
        </draw:frame>
      </draw:page>
      <draw:page draw:name="Slide12" draw:style-name="a1115" draw:master-page-name="Master1-Layout2-obj-Titolo-e-contenuto" presentation:presentation-page-layout-name="Master1-PPL2" draw:id="Slide-267">
        <draw:connector draw:type="line" svg:x1="1.14286in" svg:y1="2.30612in" svg:x2="1.14286in" svg:y2="6.90816in" draw:id="id198" draw:style-name="a1116" draw:name="Connettore diritto 6">
          <svg:title/>
          <svg:desc/>
        </draw:connector>
        <draw:connector draw:type="line" svg:x1="1.14286in" svg:y1="6.90816in" svg:x2="8.37755in" svg:y2="6.90816in" draw:id="id199" draw:style-name="a1117" draw:name="Connettore diritto 8">
          <svg:title/>
          <svg:desc/>
        </draw:connector>
        <draw:frame draw:id="id200" draw:style-name="a1120" draw:name="CasellaDiTesto 9" svg:x="0.35714in" svg:y="2.56122in" svg:width="0.60204in" svg:height="0.40391in">
          <draw:text-box>
            <text:p text:style-name="a1119" text:class-names="" text:cond-style-name=""><text:span text:style-name="a1118" text:class-names="">M1</text:span></text:p>
          </draw:text-box>
          <svg:title/>
          <svg:desc/>
        </draw:frame>
        <draw:frame draw:id="id201" draw:style-name="a1123" draw:name="CasellaDiTesto 10" svg:x="0.35714in" svg:y="3.54901in" svg:width="0.60204in" svg:height="0.40391in">
          <draw:text-box>
            <text:p text:style-name="a1122" text:class-names="" text:cond-style-name=""><text:span text:style-name="a1121" text:class-names="">M2</text:span></text:p>
          </draw:text-box>
          <svg:title/>
          <svg:desc/>
        </draw:frame>
        <draw:frame draw:id="id202" draw:style-name="a1126" draw:name="CasellaDiTesto 11" svg:x="0.35714in" svg:y="4.40519in" svg:width="0.60204in" svg:height="0.40391in">
          <draw:text-box>
            <text:p text:style-name="a1125" text:class-names="" text:cond-style-name=""><text:span text:style-name="a1124" text:class-names="">M3</text:span></text:p>
          </draw:text-box>
          <svg:title/>
          <svg:desc/>
        </draw:frame>
        <draw:frame draw:id="id203" draw:style-name="a1129" draw:name="CasellaDiTesto 12" svg:x="0.35714in" svg:y="5.28253in" svg:width="0.60204in" svg:height="0.40391in">
          <draw:text-box>
            <text:p text:style-name="a1128" text:class-names="" text:cond-style-name=""><text:span text:style-name="a1127" text:class-names="">M4</text:span></text:p>
          </draw:text-box>
          <svg:title/>
          <svg:desc/>
        </draw:frame>
        <draw:frame draw:id="id204" draw:style-name="a1132" draw:name="CasellaDiTesto 13" svg:x="0.35714in" svg:y="6.18708in" svg:width="0.60204in" svg:height="0.40391in">
          <draw:text-box>
            <text:p text:style-name="a1131" text:class-names="" text:cond-style-name=""><text:span text:style-name="a1130" text:class-names="">M5</text:span></text:p>
          </draw:text-box>
          <svg:title/>
          <svg:desc/>
        </draw:frame>
        <draw:frame draw:id="id205" draw:style-name="a1145" draw:name="CasellaDiTesto 14" svg:x="0.55102in" svg:y="0.20408in" svg:width="6.33673in" svg:height="2.15417in">
          <draw:text-box>
            <text:p text:style-name="a1134" text:class-names="" text:cond-style-name=""><text:span text:style-name="a1133" text:class-names="">P1 <text:s text:c="6"/>T1-T2</text:span></text:p>
            <text:p text:style-name="a1136" text:class-names="" text:cond-style-name=""><text:span text:style-name="a1135" text:class-names="">P2 <text:s text:c="6"/>T2-T3</text:span></text:p>
            <text:p text:style-name="a1138" text:class-names="" text:cond-style-name=""><text:span text:style-name="a1137" text:class-names="">P3 <text:s text:c="6"/>T2-T3-T4</text:span></text:p>
            <text:p text:style-name="a1140" text:class-names="" text:cond-style-name=""><text:span text:style-name="a1139" text:class-names="">P4 <text:s text:c="6"/>T1-T2-T3</text:span></text:p>
            <text:p text:style-name="a1142" text:class-names="" text:cond-style-name=""><text:span text:style-name="a1141" text:class-names="">P5 <text:s text:c="6"/>T1-T2-T3-T4-T5</text:span></text:p>
            <text:p text:style-name="a1144" text:class-names="" text:cond-style-name=""><text:span text:style-name="a1143" text:class-names=""><text:s text:c="41"/>LPT<text:s text:c="1"/></text:span></text:p>
          </draw:text-box>
          <svg:title/>
          <svg:desc/>
        </draw:frame>
        <draw:custom-shape svg:x="3.69388in" svg:y="0.32653in" svg:width="0.46939in" svg:height="0.31633in" draw:id="id206" draw:style-name="a1148" draw:name="Rettangolo 15">
          <svg:title/>
          <svg:desc/>
          <text:p text:style-name="a1147" text:class-names="" text:cond-style-name=""><text:span text:style-name="a1146" text:class-names="">T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7382in" svg:y="0.33674in" svg:width="0.59184in" svg:height="0.31633in" draw:id="id207" draw:style-name="a1151" draw:name="Rettangolo 16">
          <svg:title/>
          <svg:desc/>
          <text:p text:style-name="a1150" text:class-names="" text:cond-style-name=""><text:span text:style-name="a1149" text:class-names="">T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816in" svg:y="0.33674in" svg:width="0.80102in" svg:height="0.30612in" draw:id="id208" draw:style-name="a1154" draw:name="Rettangolo 17">
          <svg:title/>
          <svg:desc/>
          <text:p text:style-name="a1153" text:class-names="" text:cond-style-name=""><text:span text:style-name="a1152" text:class-names="">T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966in" svg:y="0.32653in" svg:width="1.09014in" svg:height="0.31633in" draw:id="id209" draw:style-name="a1157" draw:name="Rettangolo 18">
          <svg:title/>
          <svg:desc/>
          <text:p text:style-name="a1156" text:class-names="" text:cond-style-name=""><text:span text:style-name="a1155" text:class-names="">T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8027in" svg:y="0.32653in" svg:width="1.70748in" svg:height="0.31633in" draw:id="id210" draw:style-name="a1160" draw:name="Rettangolo 19">
          <svg:title/>
          <svg:desc/>
          <text:p text:style-name="a1159" text:class-names="" text:cond-style-name=""><text:span text:style-name="a1158" text:class-names="">T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286in" svg:y="2.60501in" svg:width="0.46939in" svg:height="0.31633in" draw:id="id211" draw:style-name="a1163" draw:name="Rettangolo 22">
          <svg:title/>
          <svg:desc/>
          <text:p text:style-name="a1162" text:class-names="" text:cond-style-name=""><text:span text:style-name="a1161" text:class-names="">P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286in" svg:y="3.5928in" svg:width="0.59184in" svg:height="0.31633in" draw:id="id212" draw:style-name="a1166" draw:name="Rettangolo 23">
          <svg:title/>
          <svg:desc/>
          <text:p text:style-name="a1165" text:class-names="" text:cond-style-name=""><text:span text:style-name="a1164" text:class-names="">P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266in" svg:y="4.45408in" svg:width="0.80102in" svg:height="0.30612in" draw:id="id213" draw:style-name="a1169" draw:name="Rettangolo 24">
          <svg:title/>
          <svg:desc/>
          <text:p text:style-name="a1168" text:class-names="" text:cond-style-name=""><text:span text:style-name="a1167" text:class-names="">P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368in" svg:y="5.35969in" svg:width="1.09014in" svg:height="0.31633in" draw:id="id214" draw:style-name="a1172" draw:name="Rettangolo 25">
          <svg:title/>
          <svg:desc/>
          <text:p text:style-name="a1171" text:class-names="" text:cond-style-name=""><text:span text:style-name="a1170" text:class-names="">P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3469in" svg:y="2.60501in" svg:width="0.46939in" svg:height="0.31633in" draw:id="id215" draw:style-name="a1175" draw:name="Rettangolo 26">
          <svg:title/>
          <svg:desc/>
          <text:p text:style-name="a1174" text:class-names="" text:cond-style-name=""><text:span text:style-name="a1173" text:class-names="">P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225in" svg:y="6.24058in" svg:width="1.70748in" svg:height="0.31633in" draw:id="id216" draw:style-name="a1178" draw:name="Rettangolo 27">
          <svg:title/>
          <svg:desc/>
          <text:p text:style-name="a1177" text:class-names="" text:cond-style-name=""><text:span text:style-name="a1176" text:class-names="">P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73in" svg:y="5.37011in" svg:width="1.09014in" svg:height="0.31633in" draw:id="id217" draw:style-name="a1181" draw:name="Rettangolo 28">
          <svg:title/>
          <svg:desc/>
          <text:p text:style-name="a1180" text:class-names="" text:cond-style-name=""><text:span text:style-name="a1179" text:class-names="">P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898in" svg:y="4.45408in" svg:width="0.80102in" svg:height="0.30612in" draw:id="id218" draw:style-name="a1184" draw:name="Rettangolo 29">
          <svg:title/>
          <svg:desc/>
          <text:p text:style-name="a1183" text:class-names="" text:cond-style-name=""><text:span text:style-name="a1182" text:class-names="">P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in" svg:y="3.5928in" svg:width="0.59184in" svg:height="0.31633in" draw:id="id219" draw:style-name="a1187" draw:name="Rettangolo 30">
          <svg:title/>
          <svg:desc/>
          <text:p text:style-name="a1186" text:class-names="" text:cond-style-name=""><text:span text:style-name="a1185" text:class-names="">P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986in" svg:y="3.58421in" svg:width="0.59184in" svg:height="0.31633in" draw:id="id220" draw:style-name="a1190" draw:name="Rettangolo 31">
          <svg:title/>
          <svg:desc/>
          <text:p text:style-name="a1189" text:class-names="" text:cond-style-name=""><text:span text:style-name="a1188" text:class-names="">P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in" svg:y="2.60454in" svg:width="0.46939in" svg:height="0.31633in" draw:id="id221" draw:style-name="a1193" draw:name="Rettangolo 32">
          <svg:title/>
          <svg:desc/>
          <text:p text:style-name="a1192" text:class-names="" text:cond-style-name=""><text:span text:style-name="a1191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017in" svg:y="4.46267in" svg:width="0.80102in" svg:height="0.30612in" draw:id="id222" draw:style-name="a1196" draw:name="Rettangolo 34">
          <svg:title/>
          <svg:desc/>
          <text:p text:style-name="a1195" text:class-names="" text:cond-style-name=""><text:span text:style-name="a1194" text:class-names="">P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1225in" svg:y1="2.76317in" draw:start-shape="id211" draw:start-glue-point="1" svg:x2="1.61225in" svg:y2="6.39874in" draw:end-shape="id216" draw:end-glue-point="3" draw:id="id223" draw:style-name="a1198" draw:name="Connettore 2 36">
          <svg:title/>
          <svg:desc/>
        </draw:connector>
        <draw:connector draw:type="line" svg:x1="3.31973in" svg:y1="6.39874in" draw:start-shape="id216" draw:start-glue-point="1" svg:x2="3.31973in" svg:y2="5.52827in" draw:end-shape="id217" draw:end-glue-point="3" draw:id="id224" draw:style-name="a1200" draw:name="Connettore 2 37">
          <svg:title/>
          <svg:desc/>
        </draw:connector>
        <draw:connector draw:type="line" svg:x1="4.40987in" svg:y1="5.52827in" draw:start-shape="id217" draw:start-glue-point="1" svg:x2="4.40986in" svg:y2="3.74237in" draw:end-shape="id220" draw:end-glue-point="3" draw:id="id225" draw:style-name="a1202" draw:name="Connettore 2 40">
          <svg:title/>
          <svg:desc/>
        </draw:connector>
        <draw:connector draw:type="line" svg:x1="5.0017in" svg:y1="3.74237in" draw:start-shape="id220" draw:start-glue-point="1" svg:x2="5.0017in" svg:y2="4.61573in" draw:end-shape="id222" draw:end-glue-point="3" draw:id="id226" draw:style-name="a1204" draw:name="Connettore 2 43">
          <svg:title/>
          <svg:desc/>
        </draw:connector>
        <draw:connector draw:type="line" svg:x1="1.7347in" svg:y1="3.75096in" draw:start-shape="id212" draw:start-glue-point="1" svg:x2="1.73469in" svg:y2="2.76317in" draw:end-shape="id215" draw:end-glue-point="3" draw:id="id227" draw:style-name="a1206" draw:name="Connettore 2 46">
          <svg:title/>
          <svg:desc/>
        </draw:connector>
        <draw:connector draw:type="line" svg:x1="2.20408in" svg:y1="2.76317in" draw:start-shape="id215" draw:start-glue-point="1" svg:x2="2.19898in" svg:y2="4.60714in" draw:end-shape="id218" draw:end-glue-point="3" draw:id="id228" draw:style-name="a1208" draw:name="Connettore 2 49">
          <svg:title/>
          <svg:desc/>
        </draw:connector>
        <draw:connector draw:type="line" svg:x1="1.93368in" svg:y1="4.60714in" draw:start-shape="id213" draw:start-glue-point="1" svg:x2="1.93368in" svg:y2="5.51785in" draw:end-shape="id214" draw:end-glue-point="3" draw:id="id229" draw:style-name="a1210" draw:name="Connettore 2 61">
          <svg:title/>
          <svg:desc/>
        </draw:connector>
        <draw:connector draw:type="line" svg:x1="3.02382in" svg:y1="5.51785in" draw:start-shape="id214" draw:start-glue-point="1" svg:x2="3in" svg:y2="3.75096in" draw:end-shape="id219" draw:end-glue-point="3" draw:id="id230" draw:style-name="a1212" draw:name="Connettore 2 64">
          <svg:title/>
          <svg:desc/>
        </draw:connector>
        <draw:frame draw:id="id231" draw:style-name="a1215" draw:name="CasellaDiTesto 67" svg:x="5.1267in" svg:y="4.19526in" svg:width="0.55102in" svg:height="0.26927in">
          <draw:text-box>
            <text:p text:style-name="a1214" text:class-names="" text:cond-style-name=""><text:span text:style-name="a1213" text:class-names="">Libera</text:span></text:p>
          </draw:text-box>
          <svg:title/>
          <svg:desc/>
        </draw:frame>
        <draw:frame draw:id="id232" draw:style-name="a1218" draw:name="CasellaDiTesto 69" svg:x="3.01191in" svg:y="3.32402in" svg:width="0.55102in" svg:height="0.26927in">
          <draw:text-box>
            <text:p text:style-name="a1217" text:class-names="" text:cond-style-name=""><text:span text:style-name="a1216" text:class-names="">Libera</text:span></text:p>
          </draw:text-box>
          <svg:title/>
          <svg:desc/>
        </draw:frame>
        <draw:custom-shape svg:x="3.60204in" svg:y="3.5928in" svg:width="0.59184in" svg:height="0.31633in" draw:id="id233" draw:style-name="a1221" draw:name="Rettangolo 70">
          <svg:title/>
          <svg:desc/>
          <text:p text:style-name="a1220" text:class-names="" text:cond-style-name=""><text:span text:style-name="a1219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4" draw:style-name="a1224" draw:name="CasellaDiTesto 75" svg:x="2.33249in" svg:y="4.21853in" svg:width="0.55102in" svg:height="0.26927in">
          <draw:text-box>
            <text:p text:style-name="a1223" text:class-names="" text:cond-style-name=""><text:span text:style-name="a1222" text:class-names="">Libera</text:span></text:p>
          </draw:text-box>
          <svg:title/>
          <svg:desc/>
        </draw:frame>
        <draw:custom-shape svg:x="4.18538in" svg:y="4.46267in" svg:width="0.80102in" svg:height="0.30612in" draw:id="id235" draw:style-name="a1227" draw:name="Rettangolo 76">
          <svg:title/>
          <svg:desc/>
          <text:p text:style-name="a1226" text:class-names="" text:cond-style-name=""><text:span text:style-name="a1225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9388in" svg:y1="3.75096in" draw:start-shape="id233" draw:start-glue-point="1" svg:x2="4.18538in" svg:y2="4.61573in" draw:end-shape="id235" draw:end-glue-point="3" draw:id="id236" draw:style-name="a1229" draw:name="Connettore 2 77">
          <svg:title/>
          <svg:desc/>
        </draw:connector>
        <draw:custom-shape svg:x="5.0119in" svg:y="3.58421in" svg:width="0.59184in" svg:height="0.31633in" draw:id="id237" draw:style-name="a1232" draw:name="Rettangolo 81">
          <svg:title/>
          <svg:desc/>
          <text:p text:style-name="a1231" text:class-names="" text:cond-style-name=""><text:span text:style-name="a1230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6939in" svg:y1="2.7627in" draw:start-shape="id221" draw:start-glue-point="1" svg:x2="5.30782in" svg:y2="3.58421in" draw:end-shape="id237" draw:end-glue-point="0" draw:id="id238" draw:style-name="a1234" draw:name="Connettore 2 82">
          <svg:title/>
          <svg:desc/>
        </draw:connector>
        <draw:frame draw:id="id239" draw:style-name="a1237" draw:name="CasellaDiTesto 85" svg:x="4.31038in" svg:y="4.23485in" svg:width="0.55102in" svg:height="0.26927in">
          <draw:text-box>
            <text:p text:style-name="a1236" text:class-names="" text:cond-style-name=""><text:span text:style-name="a1235" text:class-names="">Libera</text:span></text:p>
          </draw:text-box>
          <svg:title/>
          <svg:desc/>
        </draw:frame>
        <draw:frame draw:id="id240" draw:style-name="a1240" draw:name="CasellaDiTesto 86" svg:x="5.03656in" svg:y="3.31494in" svg:width="0.55102in" svg:height="0.26927in">
          <draw:text-box>
            <text:p text:style-name="a1239" text:class-names="" text:cond-style-name=""><text:span text:style-name="a1238" text:class-names="">Libera</text:span></text:p>
          </draw:text-box>
          <svg:title/>
          <svg:desc/>
        </draw:frame>
        <draw:frame draw:id="id241" draw:style-name="a1247" draw:name="CasellaDiTesto 87" svg:x="8.99369in" svg:y="1.30304in" svg:width="3.275in" svg:height="1.51465in">
          <draw:text-box>
            <text:p text:style-name="a1242" text:class-names="" text:cond-style-name=""><text:span text:style-name="a1241" text:class-names="">Saletta 1 – P5</text:span></text:p>
            <text:p text:style-name="a1244" text:class-names="" text:cond-style-name=""><text:span text:style-name="a1243" text:class-names="">Saletta 2 – P4, P1</text:span></text:p>
            <text:p text:style-name="a1246" text:class-names="" text:cond-style-name=""><text:span text:style-name="a1245" text:class-names="">Saletta 3 – P3, P2</text:span></text:p>
          </draw:text-box>
          <svg:title/>
          <svg:desc/>
        </draw:frame>
        <draw:connector draw:type="line" svg:x1="5.80272in" svg:y1="2.425in" svg:x2="5.80272in" svg:y2="7.06667in" draw:id="id242" draw:style-name="a1249" draw:name="Connettore diritto 90">
          <svg:title/>
          <svg:desc/>
        </draw:connector>
        <draw:connector draw:type="line" svg:x1="3in" svg:y1="2.7627in" draw:start-shape="id221" draw:start-glue-point="3" svg:x2="2.59949in" svg:y2="4.45408in" draw:end-shape="id218" draw:end-glue-point="0" draw:id="id243" draw:style-name="a1251" draw:name="Connettore diritto 47">
          <svg:title/>
          <svg:desc/>
        </draw:connector>
      </draw:page>
      <draw:page draw:name="Slide13" draw:style-name="a1252" draw:master-page-name="Master1-Layout2-obj-Titolo-e-contenuto" presentation:presentation-page-layout-name="Master1-PPL2" draw:id="Slide-268">
        <draw:connector draw:type="line" svg:x1="1.14286in" svg:y1="2.30612in" svg:x2="1.14286in" svg:y2="6.90816in" draw:id="id244" draw:style-name="a1253" draw:name="Connettore diritto 6">
          <svg:title/>
          <svg:desc/>
        </draw:connector>
        <draw:connector draw:type="line" svg:x1="1.14286in" svg:y1="6.90816in" svg:x2="8.37755in" svg:y2="6.90816in" draw:id="id245" draw:style-name="a1254" draw:name="Connettore diritto 8">
          <svg:title/>
          <svg:desc/>
        </draw:connector>
        <draw:frame draw:id="id246" draw:style-name="a1257" draw:name="CasellaDiTesto 9" svg:x="0.35714in" svg:y="2.56122in" svg:width="0.60204in" svg:height="0.40391in">
          <draw:text-box>
            <text:p text:style-name="a1256" text:class-names="" text:cond-style-name=""><text:span text:style-name="a1255" text:class-names="">M1</text:span></text:p>
          </draw:text-box>
          <svg:title/>
          <svg:desc/>
        </draw:frame>
        <draw:frame draw:id="id247" draw:style-name="a1260" draw:name="CasellaDiTesto 10" svg:x="0.35714in" svg:y="3.54901in" svg:width="0.60204in" svg:height="0.40391in">
          <draw:text-box>
            <text:p text:style-name="a1259" text:class-names="" text:cond-style-name=""><text:span text:style-name="a1258" text:class-names="">M2</text:span></text:p>
          </draw:text-box>
          <svg:title/>
          <svg:desc/>
        </draw:frame>
        <draw:frame draw:id="id248" draw:style-name="a1263" draw:name="CasellaDiTesto 11" svg:x="0.35714in" svg:y="4.40519in" svg:width="0.60204in" svg:height="0.40391in">
          <draw:text-box>
            <text:p text:style-name="a1262" text:class-names="" text:cond-style-name=""><text:span text:style-name="a1261" text:class-names="">M3</text:span></text:p>
          </draw:text-box>
          <svg:title/>
          <svg:desc/>
        </draw:frame>
        <draw:frame draw:id="id249" draw:style-name="a1266" draw:name="CasellaDiTesto 12" svg:x="0.35714in" svg:y="5.28253in" svg:width="0.60204in" svg:height="0.40391in">
          <draw:text-box>
            <text:p text:style-name="a1265" text:class-names="" text:cond-style-name=""><text:span text:style-name="a1264" text:class-names="">M4</text:span></text:p>
          </draw:text-box>
          <svg:title/>
          <svg:desc/>
        </draw:frame>
        <draw:frame draw:id="id250" draw:style-name="a1269" draw:name="CasellaDiTesto 13" svg:x="0.35714in" svg:y="6.18708in" svg:width="0.60204in" svg:height="0.40391in">
          <draw:text-box>
            <text:p text:style-name="a1268" text:class-names="" text:cond-style-name=""><text:span text:style-name="a1267" text:class-names="">M5</text:span></text:p>
          </draw:text-box>
          <svg:title/>
          <svg:desc/>
        </draw:frame>
        <draw:frame draw:id="id251" draw:style-name="a1282" draw:name="CasellaDiTesto 14" svg:x="0.55102in" svg:y="0.20408in" svg:width="6.33673in" svg:height="2.15417in">
          <draw:text-box>
            <text:p text:style-name="a1271" text:class-names="" text:cond-style-name=""><text:span text:style-name="a1270" text:class-names="">P1 <text:s text:c="6"/>T1-T2</text:span></text:p>
            <text:p text:style-name="a1273" text:class-names="" text:cond-style-name=""><text:span text:style-name="a1272" text:class-names="">P2 <text:s text:c="6"/>T2-T3</text:span></text:p>
            <text:p text:style-name="a1275" text:class-names="" text:cond-style-name=""><text:span text:style-name="a1274" text:class-names="">P3 <text:s text:c="6"/>T2-T3-T4</text:span></text:p>
            <text:p text:style-name="a1277" text:class-names="" text:cond-style-name=""><text:span text:style-name="a1276" text:class-names="">P4 <text:s text:c="6"/>T1-T2-T3</text:span></text:p>
            <text:p text:style-name="a1279" text:class-names="" text:cond-style-name=""><text:span text:style-name="a1278" text:class-names="">P5 <text:s text:c="6"/>T1-T2-T3-T4-T5</text:span></text:p>
            <text:p text:style-name="a1281" text:class-names="" text:cond-style-name=""><text:span text:style-name="a1280" text:class-names=""><text:s text:c="41"/>SPT<text:s text:c="1"/></text:span></text:p>
          </draw:text-box>
          <svg:title/>
          <svg:desc/>
        </draw:frame>
        <draw:custom-shape svg:x="3.69388in" svg:y="0.32653in" svg:width="0.46939in" svg:height="0.31633in" draw:id="id252" draw:style-name="a1285" draw:name="Rettangolo 15">
          <svg:title/>
          <svg:desc/>
          <text:p text:style-name="a1284" text:class-names="" text:cond-style-name=""><text:span text:style-name="a1283" text:class-names="">T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7382in" svg:y="0.33674in" svg:width="0.59184in" svg:height="0.31633in" draw:id="id253" draw:style-name="a1288" draw:name="Rettangolo 16">
          <svg:title/>
          <svg:desc/>
          <text:p text:style-name="a1287" text:class-names="" text:cond-style-name=""><text:span text:style-name="a1286" text:class-names="">T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816in" svg:y="0.33674in" svg:width="0.80102in" svg:height="0.30612in" draw:id="id254" draw:style-name="a1291" draw:name="Rettangolo 17">
          <svg:title/>
          <svg:desc/>
          <text:p text:style-name="a1290" text:class-names="" text:cond-style-name=""><text:span text:style-name="a1289" text:class-names="">T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966in" svg:y="0.32653in" svg:width="1.09014in" svg:height="0.31633in" draw:id="id255" draw:style-name="a1294" draw:name="Rettangolo 18">
          <svg:title/>
          <svg:desc/>
          <text:p text:style-name="a1293" text:class-names="" text:cond-style-name=""><text:span text:style-name="a1292" text:class-names="">T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8027in" svg:y="0.32653in" svg:width="1.70748in" svg:height="0.31633in" draw:id="id256" draw:style-name="a1297" draw:name="Rettangolo 19">
          <svg:title/>
          <svg:desc/>
          <text:p text:style-name="a1296" text:class-names="" text:cond-style-name=""><text:span text:style-name="a1295" text:class-names="">T5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7" draw:style-name="a1304" draw:name="CasellaDiTesto 87" svg:x="9.26042in" svg:y="1.28116in" svg:width="3.275in" svg:height="1.51465in">
          <draw:text-box>
            <text:p text:style-name="a1299" text:class-names="" text:cond-style-name=""><text:span text:style-name="a1298" text:class-names="">Saletta 1 – P1,P3</text:span></text:p>
            <text:p text:style-name="a1301" text:class-names="" text:cond-style-name=""><text:span text:style-name="a1300" text:class-names="">Saletta 2 – P2, P5</text:span></text:p>
            <text:p text:style-name="a1303" text:class-names="" text:cond-style-name=""><text:span text:style-name="a1302" text:class-names="">Saletta 3 – P4</text:span></text:p>
          </draw:text-box>
          <svg:title/>
          <svg:desc/>
        </draw:frame>
        <draw:connector draw:type="line" svg:x1="5.80272in" svg:y1="2.425in" svg:x2="5.80272in" svg:y2="7.06667in" draw:id="id258" draw:style-name="a1306" draw:name="Connettore diritto 90">
          <svg:title/>
          <svg:desc/>
        </draw:connector>
        <draw:custom-shape svg:x="1.14286in" svg:y="2.60501in" svg:width="0.46939in" svg:height="0.31633in" draw:id="id259" draw:style-name="a1310" draw:name="Rettangolo 15">
          <svg:title/>
          <svg:desc/>
          <text:p text:style-name="a1309" text:class-names="" text:cond-style-name=""><text:span text:style-name="a1307" text:class-names="">P</text:span><text:span text:style-name="a1308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286in" svg:y="3.57479in" svg:width="0.59184in" svg:height="0.31633in" draw:id="id260" draw:style-name="a1314" draw:name="Rettangolo 16">
          <svg:title/>
          <svg:desc/>
          <text:p text:style-name="a1313" text:class-names="" text:cond-style-name=""><text:span text:style-name="a1311" text:class-names="">P</text:span><text:span text:style-name="a1312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347in" svg:y="3.57479in" svg:width="0.59184in" svg:height="0.31633in" draw:id="id261" draw:style-name="a1318" draw:name="Rettangolo 16">
          <svg:title/>
          <svg:desc/>
          <text:p text:style-name="a1317" text:class-names="" text:cond-style-name=""><text:span text:style-name="a1315" text:class-names="">P1</text:span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286in" svg:y="4.45408in" svg:width="0.80102in" svg:height="0.30612in" draw:id="id262" draw:style-name="a1322" draw:name="Rettangolo 17">
          <svg:title/>
          <svg:desc/>
          <text:p text:style-name="a1321" text:class-names="" text:cond-style-name=""><text:span text:style-name="a1319" text:class-names="">P4</text:span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443in" svg:y="4.45237in" svg:width="0.80102in" svg:height="0.30612in" draw:id="id263" draw:style-name="a1326" draw:name="Rettangolo 17">
          <svg:title/>
          <svg:desc/>
          <text:p text:style-name="a1325" text:class-names="" text:cond-style-name=""><text:span text:style-name="a1323" text:class-names="">P2</text:span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1225in" svg:y1="2.76317in" draw:start-shape="id259" draw:start-glue-point="1" svg:x2="2.03062in" svg:y2="3.57479in" draw:end-shape="id261" draw:end-glue-point="0" draw:id="id264" draw:style-name="a1328" draw:name="Connettore 2 55">
          <svg:title/>
          <svg:desc/>
        </draw:connector>
        <draw:connector draw:type="line" svg:x1="1.7347in" svg:y1="3.73295in" draw:start-shape="id260" draw:start-glue-point="1" svg:x2="2.34481in" svg:y2="4.45237in" draw:end-shape="id263" draw:end-glue-point="0" draw:id="id265" draw:style-name="a1330" draw:name="Connettore 2 56">
          <svg:title/>
          <svg:desc/>
        </draw:connector>
        <draw:frame draw:id="id266" draw:style-name="a1333" draw:name="CasellaDiTesto 69" svg:x="1.79379in" svg:y="3.30381in" svg:width="0.55102in" svg:height="0.26927in">
          <draw:text-box>
            <text:p text:style-name="a1332" text:class-names="" text:cond-style-name=""><text:span text:style-name="a1331" text:class-names="">Libera</text:span></text:p>
          </draw:text-box>
          <svg:title/>
          <svg:desc/>
        </draw:frame>
        <draw:frame draw:id="id267" draw:style-name="a1336" draw:name="CasellaDiTesto 69" svg:x="2.0693in" svg:y="4.21103in" svg:width="0.55102in" svg:height="0.26927in">
          <draw:text-box>
            <text:p text:style-name="a1335" text:class-names="" text:cond-style-name=""><text:span text:style-name="a1334" text:class-names="">Libera</text:span></text:p>
          </draw:text-box>
          <svg:title/>
          <svg:desc/>
        </draw:frame>
        <draw:custom-shape svg:x="1.92523in" svg:y="2.59717in" svg:width="0.46939in" svg:height="0.31633in" draw:id="id268" draw:style-name="a1340" draw:name="Rettangolo 15">
          <svg:title/>
          <svg:desc/>
          <text:p text:style-name="a1339" text:class-names="" text:cond-style-name=""><text:span text:style-name="a1337" text:class-names="">P4</text:span><text:span text:style-name="a1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4388in" svg:y1="4.60714in" draw:start-shape="id262" draw:start-glue-point="1" svg:x2="1.92523in" svg:y2="2.75533in" draw:end-shape="id268" draw:end-glue-point="3" draw:id="id269" draw:style-name="a1342" draw:name="Connettore 2 62">
          <svg:title/>
          <svg:desc/>
        </draw:connector>
        <draw:custom-shape svg:x="2.39822in" svg:y="3.57808in" svg:width="0.59184in" svg:height="0.31633in" draw:id="id270" draw:style-name="a1346" draw:name="Rettangolo 16">
          <svg:title/>
          <svg:desc/>
          <text:p text:style-name="a1345" text:class-names="" text:cond-style-name=""><text:span text:style-name="a1343" text:class-names="">P4</text:span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39462in" svg:y1="2.75533in" draw:start-shape="id268" draw:start-glue-point="1" svg:x2="2.39822in" svg:y2="3.73624in" draw:end-shape="id270" draw:end-glue-point="3" draw:id="id271" draw:style-name="a1348" draw:name="Connettore 2 67">
          <svg:title/>
          <svg:desc/>
        </draw:connector>
        <draw:frame draw:id="id272" draw:style-name="a1351" draw:name="CasellaDiTesto 69" svg:x="2.435in" svg:y="3.3619in" svg:width="0.55102in" svg:height="0.26927in">
          <draw:text-box>
            <text:p text:style-name="a1350" text:class-names="" text:cond-style-name=""><text:span text:style-name="a1349" text:class-names="">Libera</text:span></text:p>
          </draw:text-box>
          <svg:title/>
          <svg:desc/>
        </draw:frame>
        <draw:custom-shape svg:x="2.32654in" svg:y="5.31645in" svg:width="1.09014in" svg:height="0.31633in" draw:id="id273" draw:style-name="a1355" draw:name="Rettangolo 18">
          <svg:title/>
          <svg:desc/>
          <text:p text:style-name="a1354" text:class-names="" text:cond-style-name=""><text:span text:style-name="a1352" text:class-names="">P3</text:span><text:span text:style-name="a1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668in" svg:y="4.45237in" svg:width="0.80102in" svg:height="0.30612in" draw:id="id274" draw:style-name="a1359" draw:name="Rettangolo 17">
          <svg:title/>
          <svg:desc/>
          <text:p text:style-name="a1358" text:class-names="" text:cond-style-name=""><text:span text:style-name="a1356" text:class-names="">P</text:span><text:span text:style-name="a1357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2618in" svg:y="3.57308in" svg:width="0.59184in" svg:height="0.31633in" draw:id="id275" draw:style-name="a1363" draw:name="Rettangolo 16">
          <svg:title/>
          <svg:desc/>
          <text:p text:style-name="a1362" text:class-names="" text:cond-style-name=""><text:span text:style-name="a1360" text:class-names="">P3</text:span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5119in" svg:y="4.44463in" svg:width="0.80102in" svg:height="0.30612in" draw:id="id276" draw:style-name="a1367" draw:name="Rettangolo 17">
          <svg:title/>
          <svg:desc/>
          <text:p text:style-name="a1366" text:class-names="" text:cond-style-name=""><text:span text:style-name="a1364" text:class-names="">P5</text:span><text:span text:style-name="a1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7" draw:style-name="a1370" draw:name="CasellaDiTesto 69" svg:x="4.22618in" svg:y="3.34177in" svg:width="0.55102in" svg:height="0.26927in">
          <draw:text-box>
            <text:p text:style-name="a1369" text:class-names="" text:cond-style-name=""><text:span text:style-name="a1368" text:class-names="">Libera</text:span></text:p>
          </draw:text-box>
          <svg:title/>
          <svg:desc/>
        </draw:frame>
        <draw:connector draw:type="line" svg:x1="3.41668in" svg:y1="5.47461in" draw:start-shape="id273" draw:start-glue-point="1" svg:x2="3.41668in" svg:y2="4.60543in" draw:end-shape="id274" draw:end-glue-point="3" draw:id="id278" draw:style-name="a1372" draw:name="Connettore 2 80">
          <svg:title/>
          <svg:desc/>
        </draw:connector>
        <draw:connector draw:type="line" svg:x1="4.2177in" svg:y1="4.60543in" draw:start-shape="id274" draw:start-glue-point="1" svg:x2="4.22618in" svg:y2="3.73124in" draw:end-shape="id275" draw:end-glue-point="3" draw:id="id279" draw:style-name="a1374" draw:name="Connettore 2 83">
          <svg:title/>
          <svg:desc/>
        </draw:connector>
        <draw:custom-shape svg:x="2.7099in" svg:y="2.60316in" svg:width="0.46939in" svg:height="0.31633in" draw:id="id280" draw:style-name="a1378" draw:name="Rettangolo 15">
          <svg:title/>
          <svg:desc/>
          <text:p text:style-name="a1377" text:class-names="" text:cond-style-name=""><text:span text:style-name="a1375" text:class-names="">P5</text:span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7445in" svg:y="3.58318in" svg:width="0.59184in" svg:height="0.31633in" draw:id="id281" draw:style-name="a1382" draw:name="Rettangolo 16">
          <svg:title/>
          <svg:desc/>
          <text:p text:style-name="a1381" text:class-names="" text:cond-style-name=""><text:span text:style-name="a1379" text:class-names="">P5</text:span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629in" svg:y="5.31134in" svg:width="1.09014in" svg:height="0.31633in" draw:id="id282" draw:style-name="a1386" draw:name="Rettangolo 18">
          <svg:title/>
          <svg:desc/>
          <text:p text:style-name="a1385" text:class-names="" text:cond-style-name=""><text:span text:style-name="a1383" text:class-names="">P5</text:span><text:span text:style-name="a1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221in" svg:y="6.23087in" svg:width="1.70748in" svg:height="0.31633in" draw:id="id283" draw:style-name="a1390" draw:name="Rettangolo 19">
          <svg:title/>
          <svg:desc/>
          <text:p text:style-name="a1389" text:class-names="" text:cond-style-name=""><text:span text:style-name="a1387" text:class-names="">P</text:span><text:span text:style-name="a1388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7929in" svg:y1="2.76132in" draw:start-shape="id280" draw:start-glue-point="1" svg:x2="3.17445in" svg:y2="3.74134in" draw:end-shape="id281" draw:end-glue-point="3" draw:id="id284" draw:style-name="a1392" draw:name="Connettore 2 93">
          <svg:title/>
          <svg:desc/>
        </draw:connector>
        <draw:connector draw:type="line" svg:x1="3.76629in" svg:y1="3.74134in" draw:start-shape="id281" draw:start-glue-point="1" svg:x2="3.76629in" svg:y2="5.4695in" draw:end-shape="id282" draw:end-glue-point="3" draw:id="id285" draw:style-name="a1394" draw:name="Connettore 2 94">
          <svg:title/>
          <svg:desc/>
        </draw:connector>
        <draw:connector draw:type="line" svg:x1="4.85643in" svg:y1="5.4695in" draw:start-shape="id282" draw:start-glue-point="1" svg:x2="4.85119in" svg:y2="4.59769in" draw:end-shape="id276" draw:end-glue-point="3" draw:id="id286" draw:style-name="a1396" draw:name="Connettore 2 97">
          <svg:title/>
          <svg:desc/>
        </draw:connector>
        <draw:connector draw:type="line" svg:x1="5.65221in" svg:y1="4.59769in" draw:start-shape="id276" draw:start-glue-point="1" svg:x2="5.65221in" svg:y2="6.38903in" draw:end-shape="id283" draw:end-glue-point="3" draw:id="id287" draw:style-name="a1398" draw:name="Connettore 2 100">
          <svg:title/>
          <svg:desc/>
        </draw:connector>
        <draw:connector draw:type="line" svg:x1="7.35969in" svg:y1="2.425in" svg:x2="7.35969in" svg:y2="7.06667in" draw:id="id288" draw:style-name="a1400" draw:name="Connettore diritto 90">
          <svg:title/>
          <svg:desc/>
        </draw:connector>
        <draw:frame draw:id="id289" draw:style-name="a1403" draw:name="CasellaDiTesto 104" svg:x="5.7503in" svg:y="2.31891in" svg:width="1.06059in" svg:height="0.5722in">
          <draw:text-box>
            <text:p text:style-name="a1402" text:class-names="" text:cond-style-name=""><text:span text:style-name="a1401" text:class-names="">LPT makespan</text:span></text:p>
          </draw:text-box>
          <svg:title/>
          <svg:desc/>
        </draw:frame>
        <draw:frame draw:id="id290" draw:style-name="a1406" draw:name="CasellaDiTesto 105" svg:x="7.30918in" svg:y="2.32963in" svg:width="1.06059in" svg:height="0.5722in">
          <draw:text-box>
            <text:p text:style-name="a1405" text:class-names="" text:cond-style-name=""><text:span text:style-name="a1404" text:class-names="">SPT makespan</text:span></text:p>
          </draw:text-box>
          <svg:title/>
          <svg:desc/>
        </draw:frame>
        <draw:connector draw:type="line" svg:x1="2.32654in" svg:y1="3.73295in" draw:start-shape="id261" draw:start-glue-point="1" svg:x2="2.32654in" svg:y2="5.47461in" draw:end-shape="id273" draw:end-glue-point="3" draw:id="id291" draw:style-name="a1408" draw:name="Connettore diritto 107">
          <svg:title/>
          <svg:desc/>
        </draw:connector>
        <draw:connector draw:type="line" svg:x1="2.7099in" svg:y1="2.76132in" draw:start-shape="id280" draw:start-glue-point="3" svg:x2="2.74532in" svg:y2="4.60543in" draw:end-shape="id263" draw:end-glue-point="1" draw:id="id292" draw:style-name="a1410" draw:name="Connettore diritto 108">
          <svg:title/>
          <svg:desc/>
        </draw:connector>
      </draw:page>
      <draw:page draw:name="Slide14" draw:style-name="a1411" draw:master-page-name="Master1-Layout2-obj-Titolo-e-contenuto" presentation:presentation-page-layout-name="Master1-PPL2" draw:id="Slide-269">
        <draw:custom-shape svg:x="0.56802in" svg:y="3.19388in" svg:width="0.58163in" svg:height="0.59184in" draw:id="id293" draw:style-name="a1414" draw:name="Ovale 4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7517in" svg:y="3.19388in" svg:width="0.58163in" svg:height="0.59184in" draw:id="id294" draw:style-name="a1417" draw:name="Ovale 5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4694in" svg:y="0.67857in" svg:width="0.52041in" svg:height="0.39796in" draw:id="id295" draw:style-name="a1421" draw:name="Rettangolo 6">
          <svg:title/>
          <svg:desc/>
          <text:p text:style-name="a1420" text:class-names="" text:cond-style-name=""><text:span text:style-name="a1418" text:class-names="">T2</text:span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7075in" svg:y="0.67857in" svg:width="0.52041in" svg:height="0.39796in" draw:id="id296" draw:style-name="a1425" draw:name="Rettangolo 7">
          <svg:title/>
          <svg:desc/>
          <text:p text:style-name="a1424" text:class-names="" text:cond-style-name=""><text:span text:style-name="a1422" text:class-names="">T1</text:span><text:span text:style-name="a1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7" draw:style-name="a1438" draw:name="CasellaDiTesto 14" svg:x="10.85374in" svg:y="0.20863in" svg:width="2.47959in" svg:height="2.15417in">
          <draw:text-box>
            <text:p text:style-name="a1427" text:class-names="" text:cond-style-name=""><text:span text:style-name="a1426" text:class-names="">P1 <text:s text:c="6"/>T1-T2</text:span></text:p>
            <text:p text:style-name="a1429" text:class-names="" text:cond-style-name=""><text:span text:style-name="a1428" text:class-names="">P2 <text:s text:c="6"/>T2-T3</text:span></text:p>
            <text:p text:style-name="a1431" text:class-names="" text:cond-style-name=""><text:span text:style-name="a1430" text:class-names="">P3 <text:s text:c="6"/>T2-T3-T4</text:span></text:p>
            <text:p text:style-name="a1433" text:class-names="" text:cond-style-name=""><text:span text:style-name="a1432" text:class-names="">P4 <text:s text:c="6"/>T1-T2-T3</text:span></text:p>
            <text:p text:style-name="a1435" text:class-names="" text:cond-style-name=""><text:span text:style-name="a1434" text:class-names="">P5 <text:s text:c="6"/>T1-T2-T3-T4-T5</text:span></text:p>
            <text:p text:style-name="a1437" text:class-names="" text:cond-style-name=""><text:span text:style-name="a1436" text:class-names=""><text:s text:c="41"/></text:span></text:p>
          </draw:text-box>
          <svg:title/>
          <svg:desc/>
        </draw:frame>
        <draw:custom-shape svg:x="2.73299in" svg:y="3.29081in" svg:width="0.52041in" svg:height="0.39796in" draw:id="id298" draw:style-name="a1442" draw:name="Rettangolo 9">
          <svg:title/>
          <svg:desc/>
          <text:p text:style-name="a1441" text:class-names="" text:cond-style-name=""><text:span text:style-name="a1439" text:class-names="">T2</text:span><text:span text:style-name="a1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4694in" svg:y="1.88095in" svg:width="0.52041in" svg:height="0.39796in" draw:id="id299" draw:style-name="a1446" draw:name="Rettangolo 10">
          <svg:title/>
          <svg:desc/>
          <text:p text:style-name="a1445" text:class-names="" text:cond-style-name=""><text:span text:style-name="a1443" text:class-names="">T3</text:span><text:span text:style-name="a1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7075in" svg:y="1.88095in" svg:width="0.52041in" svg:height="0.39796in" draw:id="id300" draw:style-name="a1450" draw:name="Rettangolo 11">
          <svg:title/>
          <svg:desc/>
          <text:p text:style-name="a1449" text:class-names="" text:cond-style-name=""><text:span text:style-name="a1447" text:class-names="">T2</text:span><text:span text:style-name="a1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4626in" svg:y="3.29081in" svg:width="0.52041in" svg:height="0.39796in" draw:id="id301" draw:style-name="a1454" draw:name="Rettangolo 12">
          <svg:title/>
          <svg:desc/>
          <text:p text:style-name="a1453" text:class-names="" text:cond-style-name=""><text:span text:style-name="a1451" text:class-names="">T3</text:span><text:span text:style-name="a1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8027in" svg:y="3.29081in" svg:width="0.52041in" svg:height="0.39796in" draw:id="id302" draw:style-name="a1458" draw:name="Rettangolo 13">
          <svg:title/>
          <svg:desc/>
          <text:p text:style-name="a1457" text:class-names="" text:cond-style-name=""><text:span text:style-name="a1455" text:class-names="">T4</text:span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3299in" svg:y="4.70238in" svg:width="0.52041in" svg:height="0.39796in" draw:id="id303" draw:style-name="a1462" draw:name="Rettangolo 14">
          <svg:title/>
          <svg:desc/>
          <text:p text:style-name="a1461" text:class-names="" text:cond-style-name=""><text:span text:style-name="a1459" text:class-names="">T1</text:span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4626in" svg:y="4.70238in" svg:width="0.52041in" svg:height="0.39796in" draw:id="id304" draw:style-name="a1466" draw:name="Rettangolo 15">
          <svg:title/>
          <svg:desc/>
          <text:p text:style-name="a1465" text:class-names="" text:cond-style-name=""><text:span text:style-name="a1463" text:class-names="">T2</text:span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8027in" svg:y="4.70238in" svg:width="0.52041in" svg:height="0.39796in" draw:id="id305" draw:style-name="a1470" draw:name="Rettangolo 16">
          <svg:title/>
          <svg:desc/>
          <text:p text:style-name="a1469" text:class-names="" text:cond-style-name=""><text:span text:style-name="a1467" text:class-names="">T3</text:span><text:span text:style-name="a1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5374in" svg:y="6.20578in" svg:width="0.52041in" svg:height="0.39796in" draw:id="id306" draw:style-name="a1474" draw:name="Rettangolo 17">
          <svg:title/>
          <svg:desc/>
          <text:p text:style-name="a1473" text:class-names="" text:cond-style-name=""><text:span text:style-name="a1471" text:class-names="">T5</text:span><text:span text:style-name="a1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6735in" svg:y="6.20578in" svg:width="0.52041in" svg:height="0.39796in" draw:id="id307" draw:style-name="a1478" draw:name="Rettangolo 18">
          <svg:title/>
          <svg:desc/>
          <text:p text:style-name="a1477" text:class-names="" text:cond-style-name=""><text:span text:style-name="a1475" text:class-names="">T4</text:span><text:span text:style-name="a1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4626in" svg:y="6.20578in" svg:width="0.52041in" svg:height="0.39796in" draw:id="id308" draw:style-name="a1482" draw:name="Rettangolo 19">
          <svg:title/>
          <svg:desc/>
          <text:p text:style-name="a1481" text:class-names="" text:cond-style-name=""><text:span text:style-name="a1479" text:class-names="">T3</text:span><text:span text:style-name="a1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517in" svg:y="6.20578in" svg:width="0.52041in" svg:height="0.39796in" draw:id="id309" draw:style-name="a1486" draw:name="Rettangolo 20">
          <svg:title/>
          <svg:desc/>
          <text:p text:style-name="a1485" text:class-names="" text:cond-style-name=""><text:span text:style-name="a1483" text:class-names="">T2</text:span><text:span text:style-name="a1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088in" svg:y="6.20578in" svg:width="0.52041in" svg:height="0.39796in" draw:id="id310" draw:style-name="a1490" draw:name="Rettangolo 21">
          <svg:title/>
          <svg:desc/>
          <text:p text:style-name="a1489" text:class-names="" text:cond-style-name=""><text:span text:style-name="a1487" text:class-names="">T1</text:span><text:span text:style-name="a1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style-name="a1494" draw:name="CasellaDiTesto 22" svg:x="0in" svg:y="0.7551in" svg:width="0.77551in" svg:height="0.40391in">
          <draw:text-box>
            <text:p text:style-name="a1493" text:class-names="" text:cond-style-name=""><text:span text:style-name="a1491" text:class-names="">Job1</text:span><text:span text:style-name="a1492" text:class-names=""/></text:p>
          </draw:text-box>
          <svg:title/>
          <svg:desc/>
        </draw:frame>
        <draw:frame draw:id="id312" draw:style-name="a1498" draw:name="CasellaDiTesto 23" svg:x="-0in" svg:y="1.88095in" svg:width="0.77551in" svg:height="0.40391in">
          <draw:text-box>
            <text:p text:style-name="a1497" text:class-names="" text:cond-style-name=""><text:span text:style-name="a1495" text:class-names="">Job2</text:span><text:span text:style-name="a1496" text:class-names=""/></text:p>
          </draw:text-box>
          <svg:title/>
          <svg:desc/>
        </draw:frame>
        <draw:frame draw:id="id313" draw:style-name="a1502" draw:name="CasellaDiTesto 24" svg:x="0in" svg:y="3.34311in" svg:width="0.77551in" svg:height="0.40391in">
          <draw:text-box>
            <text:p text:style-name="a1501" text:class-names="" text:cond-style-name=""><text:span text:style-name="a1499" text:class-names="">Job3</text:span><text:span text:style-name="a1500" text:class-names=""/></text:p>
          </draw:text-box>
          <svg:title/>
          <svg:desc/>
        </draw:frame>
        <draw:frame draw:id="id314" draw:style-name="a1506" draw:name="CasellaDiTesto 25" svg:x="0.02041in" svg:y="4.70238in" svg:width="0.77551in" svg:height="0.40391in">
          <draw:text-box>
            <text:p text:style-name="a1505" text:class-names="" text:cond-style-name=""><text:span text:style-name="a1503" text:class-names="">Job4</text:span><text:span text:style-name="a1504" text:class-names=""/></text:p>
          </draw:text-box>
          <svg:title/>
          <svg:desc/>
        </draw:frame>
        <draw:frame draw:id="id315" draw:style-name="a1510" draw:name="CasellaDiTesto 26" svg:x="0.0017in" svg:y="6.20578in" svg:width="0.77551in" svg:height="0.40391in">
          <draw:text-box>
            <text:p text:style-name="a1509" text:class-names="" text:cond-style-name=""><text:span text:style-name="a1507" text:class-names="">Job5</text:span><text:span text:style-name="a1508" text:class-names=""/></text:p>
          </draw:text-box>
          <svg:title/>
          <svg:desc/>
        </draw:frame>
        <draw:connector draw:type="line" svg:x1="0.85884in" svg:y1="3.19388in" draw:start-shape="id293" draw:start-glue-point="0" svg:x2="3.37075in" svg:y2="0.87755in" draw:end-shape="id296" draw:end-glue-point="3" draw:id="id316" draw:style-name="a1511" draw:name="Connettore diritto 28">
          <svg:title/>
          <svg:desc/>
        </draw:connector>
        <draw:connector draw:type="line" svg:x1="0.85884in" svg:y1="3.19388in" draw:start-shape="id293" draw:start-glue-point="0" svg:x2="7.84694in" svg:y2="0.87755in" draw:end-shape="id295" draw:end-glue-point="3" draw:id="id317" draw:style-name="a1512" draw:name="Connettore diritto 29">
          <svg:title/>
          <svg:desc/>
        </draw:connector>
        <draw:connector draw:type="line" svg:x1="1.06448in" svg:y1="3.28055in" draw:start-shape="id293" draw:start-glue-point="7" svg:x2="3.37075in" svg:y2="2.07993in" draw:end-shape="id300" draw:end-glue-point="3" draw:id="id318" draw:style-name="a1513" draw:name="Connettore diritto 34">
          <svg:title/>
          <svg:desc/>
        </draw:connector>
        <draw:connector draw:type="line" svg:x1="1.06448in" svg:y1="3.28055in" draw:start-shape="id293" draw:start-glue-point="7" svg:x2="7.84694in" svg:y2="2.07993in" draw:end-shape="id299" draw:end-glue-point="3" draw:id="id319" draw:style-name="a1514" draw:name="Connettore diritto 37">
          <svg:title/>
          <svg:desc/>
        </draw:connector>
        <draw:connector draw:type="line" svg:x1="1.14966in" svg:y1="3.48979in" draw:start-shape="id293" draw:start-glue-point="1" svg:x2="2.73299in" svg:y2="3.48979in" draw:end-shape="id298" draw:end-glue-point="3" draw:id="id320" draw:style-name="a1515" draw:name="Connettore diritto 48">
          <svg:title/>
          <svg:desc/>
        </draw:connector>
        <draw:connector draw:type="line" svg:x1="1.06448in" svg:y1="3.69904in" draw:start-shape="id293" draw:start-glue-point="6" svg:x2="2.73299in" svg:y2="4.90136in" draw:end-shape="id303" draw:end-glue-point="3" draw:id="id321" draw:style-name="a1516" draw:name="Connettore diritto 51">
          <svg:title/>
          <svg:desc/>
        </draw:connector>
        <draw:connector draw:type="line" svg:x1="1.06448in" svg:y1="3.69904in" draw:start-shape="id293" draw:start-glue-point="6" svg:x2="6.14626in" svg:y2="4.90136in" draw:end-shape="id304" draw:end-glue-point="3" draw:id="id322" draw:style-name="a1517" draw:name="Connettore diritto 54">
          <svg:title/>
          <svg:desc/>
        </draw:connector>
        <draw:connector draw:type="line" svg:x1="1.06448in" svg:y1="3.69904in" draw:start-shape="id293" draw:start-glue-point="6" svg:x2="9.68027in" svg:y2="4.90136in" draw:end-shape="id305" draw:end-glue-point="3" draw:id="id323" draw:style-name="a1518" draw:name="Connettore diritto 57">
          <svg:title/>
          <svg:desc/>
        </draw:connector>
        <draw:connector draw:type="line" svg:x1="0.85884in" svg:y1="3.78571in" draw:start-shape="id293" draw:start-glue-point="2" svg:x2="1.71088in" svg:y2="6.40476in" draw:end-shape="id310" draw:end-glue-point="3" draw:id="id324" draw:style-name="a1519" draw:name="Connettore diritto 60">
          <svg:title/>
          <svg:desc/>
        </draw:connector>
        <draw:connector draw:type="line" svg:x1="0.85884in" svg:y1="3.78571in" draw:start-shape="id293" draw:start-glue-point="2" svg:x2="3.92517in" svg:y2="6.40476in" draw:end-shape="id309" draw:end-glue-point="3" draw:id="id325" draw:style-name="a1520" draw:name="Connettore diritto 63">
          <svg:title/>
          <svg:desc/>
        </draw:connector>
        <draw:connector draw:type="line" svg:x1="0.85884in" svg:y1="3.78571in" draw:start-shape="id293" draw:start-glue-point="2" svg:x2="6.14626in" svg:y2="6.40476in" draw:end-shape="id308" draw:end-glue-point="3" draw:id="id326" draw:style-name="a1521" draw:name="Connettore diritto 67">
          <svg:title/>
          <svg:desc/>
        </draw:connector>
        <draw:connector draw:type="line" svg:x1="0.85884in" svg:y1="3.78571in" draw:start-shape="id293" draw:start-glue-point="2" svg:x2="8.36735in" svg:y2="6.40476in" draw:end-shape="id307" draw:end-glue-point="3" draw:id="id327" draw:style-name="a1522" draw:name="Connettore diritto 70">
          <svg:title/>
          <svg:desc/>
        </draw:connector>
        <draw:connector draw:type="line" svg:x1="0.85884in" svg:y1="3.78571in" draw:start-shape="id293" draw:start-glue-point="2" svg:x2="10.85374in" svg:y2="6.40476in" draw:end-shape="id306" draw:end-glue-point="3" draw:id="id328" draw:style-name="a1523" draw:name="Connettore diritto 7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olo e contenuto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Intestazione sezione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Due contenuti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nfronto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Solo titolo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Vuota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uto con didascalia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Immagine con didascalia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olo e testo verticale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1_5f_Titolo e testo verticale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00" svg:viewBox="0 0 20 30" svg:d="m10 0-10 30h20z"/>
    <draw:marker draw:name="a692" svg:viewBox="0 0 20 30" svg:d="m10 0-10 30h20z"/>
    <draw:marker draw:name="a702" svg:viewBox="0 0 20 30" svg:d="m10 0-10 30h20z"/>
    <draw:marker draw:name="a694" svg:viewBox="0 0 20 30" svg:d="m10 0-10 30h20z"/>
    <draw:marker draw:name="a696" svg:viewBox="0 0 20 30" svg:d="m10 0-10 30h20z"/>
    <draw:marker draw:name="a621" svg:viewBox="0 0 20 30" svg:d="m10 0-10 30h20z"/>
    <draw:marker draw:name="a698" svg:viewBox="0 0 20 30" svg:d="m10 0-10 30h20z"/>
    <draw:marker draw:name="a1233" svg:viewBox="0 0 20 30" svg:d="m10 0-10 30h20z"/>
    <draw:marker draw:name="a623" svg:viewBox="0 0 20 30" svg:d="m10 0-10 30h20z"/>
    <draw:marker draw:name="a625" svg:viewBox="0 0 20 30" svg:d="m10 0-10 30h20z"/>
    <draw:marker draw:name="a627" svg:viewBox="0 0 20 30" svg:d="m10 0-10 30h20z"/>
    <draw:marker draw:name="a629" svg:viewBox="0 0 20 30" svg:d="m10 0-10 30h20z"/>
    <draw:marker draw:name="a590" svg:viewBox="0 0 20 30" svg:d="m10 0-10 30h20z"/>
    <draw:marker draw:name="a592" svg:viewBox="0 0 20 30" svg:d="m10 0-10 30h20z"/>
    <draw:marker draw:name="a1211" svg:viewBox="0 0 20 30" svg:d="m10 0-10 30h20z"/>
    <draw:marker draw:name="a594" svg:viewBox="0 0 20 30" svg:d="m10 0-10 30h20z"/>
    <draw:marker draw:name="a1341" svg:viewBox="0 0 20 30" svg:d="m10 0-10 30h20z"/>
    <draw:marker draw:name="a521" svg:viewBox="0 0 20 30" svg:d="m10 0-10 30h20z"/>
    <draw:marker draw:name="a523" svg:viewBox="0 0 20 30" svg:d="m10 0-10 30h20z"/>
    <draw:marker draw:name="a1347" svg:viewBox="0 0 20 30" svg:d="m10 0-10 30h20z"/>
    <draw:marker draw:name="a1391" svg:viewBox="0 0 20 30" svg:d="m10 0-10 30h20z"/>
    <draw:marker draw:name="a1393" svg:viewBox="0 0 20 30" svg:d="m10 0-10 30h20z"/>
    <draw:marker draw:name="a529" svg:viewBox="0 0 20 30" svg:d="m10 0-10 30h20z"/>
    <draw:marker draw:name="a1395" svg:viewBox="0 0 20 30" svg:d="m10 0-10 30h20z"/>
    <draw:marker draw:name="a1397" svg:viewBox="0 0 20 30" svg:d="m10 0-10 30h20z"/>
    <draw:marker draw:name="a631" svg:viewBox="0 0 20 30" svg:d="m10 0-10 30h20z"/>
    <draw:marker draw:name="a1327" svg:viewBox="0 0 20 30" svg:d="m10 0-10 30h20z"/>
    <draw:marker draw:name="a1371" svg:viewBox="0 0 20 30" svg:d="m10 0-10 30h20z"/>
    <draw:marker draw:name="a1329" svg:viewBox="0 0 20 30" svg:d="m10 0-10 30h20z"/>
    <draw:marker draw:name="a1373" svg:viewBox="0 0 20 30" svg:d="m10 0-10 30h20z"/>
    <draw:marker draw:name="a682" svg:viewBox="0 0 20 30" svg:d="m10 0-10 30h20z"/>
    <draw:marker draw:name="a684" svg:viewBox="0 0 20 30" svg:d="m10 0-10 30h20z"/>
    <draw:marker draw:name="a686" svg:viewBox="0 0 20 30" svg:d="m10 0-10 30h20z"/>
    <draw:marker draw:name="a688" svg:viewBox="0 0 20 30" svg:d="m10 0-10 30h20z"/>
    <draw:marker draw:name="a531" svg:viewBox="0 0 20 30" svg:d="m10 0-10 30h20z"/>
    <draw:marker draw:name="a533" svg:viewBox="0 0 20 30" svg:d="m10 0-10 30h20z"/>
    <draw:marker draw:name="a1228" svg:viewBox="0 0 20 30" svg:d="m10 0-10 30h20z"/>
    <draw:marker draw:name="a1201" svg:viewBox="0 0 20 30" svg:d="m10 0-10 30h20z"/>
    <draw:marker draw:name="a1203" svg:viewBox="0 0 20 30" svg:d="m10 0-10 30h20z"/>
    <draw:marker draw:name="a1197" svg:viewBox="0 0 20 30" svg:d="m10 0-10 30h20z"/>
    <draw:marker draw:name="a1205" svg:viewBox="0 0 20 30" svg:d="m10 0-10 30h20z"/>
    <draw:marker draw:name="a586" svg:viewBox="0 0 20 30" svg:d="m10 0-10 30h20z"/>
    <draw:marker draw:name="a1199" svg:viewBox="0 0 20 30" svg:d="m10 0-10 30h20z"/>
    <draw:marker draw:name="a1207" svg:viewBox="0 0 20 30" svg:d="m10 0-10 30h20z"/>
    <draw:marker draw:name="a588" svg:viewBox="0 0 20 30" svg:d="m10 0-10 30h20z"/>
    <draw:marker draw:name="a1209" svg:viewBox="0 0 20 30" svg:d="m10 0-10 30h20z"/>
    <draw:marker draw:name="a519" svg:viewBox="0 0 20 30" svg:d="m10 0-10 30h20z"/>
    <draw:marker draw:name="a690" svg:viewBox="0 0 20 30" svg:d="m10 0-10 30h20z"/>
    <draw:stroke-dash draw:name="a1305" draw:style="rect" draw:dots1="1" draw:dots1-length="0.03125in" draw:distance="0.03125in"/>
    <draw:stroke-dash draw:name="a525" draw:style="rect" draw:dots1="1" draw:dots1-length="0.0311in" draw:distance="0.0311in"/>
    <draw:stroke-dash draw:name="a527" draw:style="rect" draw:dots1="1" draw:dots1-length="0.0311in" draw:distance="0.0311in"/>
    <draw:stroke-dash draw:name="a1248" draw:style="rect" draw:dots1="1" draw:dots1-length="0.03125in" draw:distance="0.03125in"/>
    <draw:stroke-dash draw:name="a535" draw:style="rect" draw:dots1="1" draw:dots1-length="0.0311in" draw:distance="0.0311in"/>
    <draw:stroke-dash draw:name="a541" draw:style="rect" draw:dots1="1" draw:dots1-length="0.0311in" draw:distance="0.0311in"/>
    <draw:stroke-dash draw:name="a537" draw:style="rect" draw:dots1="1" draw:dots1-length="0.0311in" draw:distance="0.0311in"/>
    <draw:stroke-dash draw:name="a543" draw:style="rect" draw:dots1="1" draw:dots1-length="0.0311in" draw:distance="0.0311in"/>
    <draw:stroke-dash draw:name="a741" draw:style="rect" draw:dots1="1" draw:dots1-length="0.0311in" draw:distance="0.0311in"/>
    <draw:stroke-dash draw:name="a539" draw:style="rect" draw:dots1="1" draw:dots1-length="0.0311in" draw:distance="0.0311in"/>
    <draw:stroke-dash draw:name="a737" draw:style="rect" draw:dots1="1" draw:dots1-length="0.0311in" draw:distance="0.0311in"/>
    <draw:stroke-dash draw:name="a1399" draw:style="rect" draw:dots1="1" draw:dots1-length="0.03125in" draw:distance="0.03125in"/>
    <draw:stroke-dash draw:name="a739" draw:style="rect" draw:dots1="1" draw:dots1-length="0.0311in" draw:distance="0.0311in"/>
    <draw:stroke-dash draw:name="a1407" draw:style="rect" draw:dots1="1" draw:dots1-length="0.03125in" draw:distance="0.03125in"/>
    <draw:stroke-dash draw:name="a633" draw:style="rect" draw:dots1="1" draw:dots1-length="0.0311in" draw:distance="0.0311in"/>
    <draw:stroke-dash draw:name="a1409" draw:style="rect" draw:dots1="1" draw:dots1-length="0.03125in" draw:distance="0.03125in"/>
    <draw:stroke-dash draw:name="a635" draw:style="rect" draw:dots1="1" draw:dots1-length="0.0311in" draw:distance="0.0311in"/>
    <draw:stroke-dash draw:name="a637" draw:style="rect" draw:dots1="1" draw:dots1-length="0.0311in" draw:distance="0.0311in"/>
    <draw:stroke-dash draw:name="a578" draw:style="rect" draw:dots1="1" draw:dots1-length="0.0311in" draw:distance="0.0311in"/>
    <draw:stroke-dash draw:name="a1250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draw:fill="none" draw:stroke="non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non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draw:fill="none" draw:stroke="non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4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4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Fare clic per modificare lo stile del titolo</text:span></text:p>
        </draw:text-box>
        <svg:title/>
        <svg:desc/>
      </draw:frame>
      <draw:frame draw:id="id1" presentation:style-name="a19" draw:name="Segnaposto testo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9/2017</text:date></text:span></text:p>
        </draw:text-box>
        <svg:title/>
        <svg:desc/>
      </draw:frame>
      <draw:frame draw:id="id3" presentation:style-name="a26" draw:name="Segnaposto piè di pagina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1.66654in" svg:y="1.22756in" svg:width="10in" svg:height="2.61102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1.66654in" svg:y="3.93937in" svg:width="10in" svg:height="1.81063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91654in" svg:y="6.95157in" svg:width="3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6/09/2017</text:date></text:span></text:p>
        </draw:text-box>
        <svg:title/>
        <svg:desc/>
      </draw:frame>
      <draw:frame draw:id="id14" presentation:style-name="a60" draw:name="Segnaposto piè di pagina 4" svg:x="4.41653in" svg:y="6.95157in" svg:width="4.5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9.41654in" svg:y="6.95157in" svg:width="3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frame draw:id="id16" presentation:style-name="a67" draw:name="Segnaposto testo 6" svg:x="0.66654in" svg:y="1.75472in" svg:width="11.99961in" svg:height="4.34961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/></text:p>
            </text:list-item>
          </text:list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egnaposto immagine diapositiva 1">
          <svg:title/>
          <svg:desc/>
        </draw:page-thumbnail>
        <draw:frame draw:id="id6" presentation:style-name="a71" draw:name="Segnaposto note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Segnaposto intestazion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Segnaposto dat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Segnaposto piè di pagina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egnaposto numero diapositiva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5">
      <draw:frame draw:id="id17" presentation:style-name="a88" draw:name="Titolo 1" svg:x="0.91654in" svg:y="0.39921in" svg:width="11.5in" svg:height="1.44961in" presentation:class="title" presentation:placeholder="false">
        <draw:text-box>
          <text:p text:style-name="a87" text:class-names="" text:cond-style-name=""><text:span text:style-name="a86" text:class-names="">Fare clic per modificare lo stile del titolo</text:span></text:p>
        </draw:text-box>
        <svg:title/>
        <svg:desc/>
      </draw:frame>
      <draw:frame draw:id="id18" presentation:style-name="a92" draw:name="Segnaposto contenuto 2" svg:x="0.91654in" svg:y="1.99646in" svg:width="11.5in" svg:height="4.75866in" presentation:class="title" presentation:placeholder="false">
        <draw:text-box>
          <text:list text:style-name="a91">
            <text:list-item>
              <text:p text:style-name="a90" text:class-names="" text:cond-style-name=""><text:span text:style-name="a89" text:class-names="">Modifica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19" presentation:style-name="a96" draw:name="Segnaposto data 3" svg:x="0.91654in" svg:y="6.95157in" svg:width="3in" svg:height="0.3992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6/09/2017</text:date></text:span></text:p>
        </draw:text-box>
        <svg:title/>
        <svg:desc/>
      </draw:frame>
      <draw:frame draw:id="id20" presentation:style-name="a99" draw:name="Segnaposto piè di pagina 4" svg:x="4.41653in" svg:y="6.95157in" svg:width="4.5in" svg:height="0.3992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1" presentation:style-name="a102" draw:name="Segnaposto numero diapositiva 5" svg:x="9.41654in" svg:y="6.95157in" svg:width="3in" svg:height="0.3992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draw:frame draw:id="id22" presentation:style-name="a106" draw:name="Segnaposto contenuto 6" svg:x="0.66654in" svg:y="1.75472in" svg:width="11.99961in" svg:height="4.34961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/></text:p>
            </text:list-item>
          </text:list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Segnaposto immagine diapositiva 1">
          <svg:title/>
          <svg:desc/>
        </draw:page-thumbnail>
        <draw:frame draw:id="id6" presentation:style-name="a110" draw:name="Segnaposto note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Segnaposto intestazion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Segnaposto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Segnaposto piè di pagina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egnaposto numero diapositiva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4">
      <draw:frame draw:id="id23" presentation:style-name="a127" draw:name="Titolo 1" svg:x="0.90984in" svg:y="1.86969in" svg:width="11.5in" svg:height="3.11969in" presentation:class="title" presentation:placeholder="false">
        <draw:text-box>
          <text:p text:style-name="a126" text:class-names="" text:cond-style-name=""><text:span text:style-name="a125" text:class-names="">Fare clic per modificare lo stile del titolo</text:span></text:p>
        </draw:text-box>
        <svg:title/>
        <svg:desc/>
      </draw:frame>
      <draw:frame draw:id="id24" presentation:style-name="a131" draw:name="Segnaposto testo 2" svg:x="0.90984in" svg:y="5.01929in" svg:width="11.5in" svg:height="1.64055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odifica gli stili del testo dello schema</text:span></text:p>
            </text:list-item>
          </text:list>
        </draw:text-box>
        <svg:title/>
        <svg:desc/>
      </draw:frame>
      <draw:frame draw:id="id25" presentation:style-name="a135" draw:name="Segnaposto data 3" svg:x="0.91654in" svg:y="6.95157in" svg:width="3in" svg:height="0.39921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16/09/2017</text:date></text:span></text:p>
        </draw:text-box>
        <svg:title/>
        <svg:desc/>
      </draw:frame>
      <draw:frame draw:id="id26" presentation:style-name="a138" draw:name="Segnaposto piè di pagina 4" svg:x="4.41653in" svg:y="6.95157in" svg:width="4.5in" svg:height="0.3992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7" presentation:style-name="a141" draw:name="Segnaposto numero diapositiva 5" svg:x="9.41654in" svg:y="6.95157in" svg:width="3in" svg:height="0.3992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egnaposto immagine diapositiva 1">
          <svg:title/>
          <svg:desc/>
        </draw:page-thumbnail>
        <draw:frame draw:id="id6" presentation:style-name="a145" draw:name="Segnaposto note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Segnaposto intestazione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Segnaposto data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Segnaposto piè di pagina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egnaposto numero diapositiva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9">
      <draw:frame draw:id="id28" presentation:style-name="a162" draw:name="Titolo 1" svg:x="0.91654in" svg:y="0.39921in" svg:width="11.5in" svg:height="1.44961in" presentation:class="title" presentation:placeholder="false">
        <draw:text-box>
          <text:p text:style-name="a161" text:class-names="" text:cond-style-name=""><text:span text:style-name="a160" text:class-names="">Fare clic per modificare lo stile del titolo</text:span></text:p>
        </draw:text-box>
        <svg:title/>
        <svg:desc/>
      </draw:frame>
      <draw:frame draw:id="id29" presentation:style-name="a166" draw:name="Segnaposto contenuto 2" svg:x="0.91654in" svg:y="1.99646in" svg:width="5.66654in" svg:height="4.75866in" presentation:class="title" presentation:placeholder="false">
        <draw:text-box>
          <text:list text:style-name="a165">
            <text:list-item>
              <text:p text:style-name="a164" text:class-names="" text:cond-style-name=""><text:span text:style-name="a163" text:class-names="">Modifica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30" presentation:style-name="a170" draw:name="Segnaposto contenuto 3" svg:x="6.75in" svg:y="1.99646in" svg:width="5.66654in" svg:height="4.75866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Modifica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31" presentation:style-name="a174" draw:name="Segnaposto data 4" svg:x="0.91654in" svg:y="6.95157in" svg:width="3in" svg:height="0.3992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16/09/2017</text:date></text:span></text:p>
        </draw:text-box>
        <svg:title/>
        <svg:desc/>
      </draw:frame>
      <draw:frame draw:id="id32" presentation:style-name="a177" draw:name="Segnaposto piè di pagina 5" svg:x="4.41653in" svg:y="6.95157in" svg:width="4.5in" svg:height="0.3992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3" presentation:style-name="a180" draw:name="Segnaposto numero diapositiva 6" svg:x="9.41654in" svg:y="6.95157in" svg:width="3in" svg:height="0.3992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197">
        <draw:page-thumbnail svg:x="1.21063in" svg:y="0.88858in" svg:width="5.84567in" svg:height="4.38425in" presentation:class="page" draw:id="id5" presentation:style-name="a181" draw:name="Segnaposto immagine diapositiva 1">
          <svg:title/>
          <svg:desc/>
        </draw:page-thumbnail>
        <draw:frame draw:id="id6" presentation:style-name="a184" draw:name="Segnaposto note 2" svg:x="0.82677in" svg:y="5.55394in" svg:width="6.61378in" svg:height="5.26142in" presentation:class="notes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7" presentation:style-name="a187" draw:name="Segnaposto intestazione 3" svg:x="0in" svg:y="0in" svg:width="3.5878in" svg:height="0.5842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8" presentation:style-name="a190" draw:name="Segnaposto data 4" svg:x="4.67953in" svg:y="0in" svg:width="3.5878in" svg:height="0.58425in" presentation:class="date-time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9" presentation:style-name="a193" draw:name="Segnaposto piè di pagina 5" svg:x="0in" svg:y="11.10827in" svg:width="3.5878in" svg:height="0.58425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0" presentation:style-name="a196" draw:name="Segnaposto numero diapositiva 6" svg:x="4.67953in" svg:y="11.10827in" svg:width="3.5878in" svg:height="0.58425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98">
      <draw:frame draw:id="id34" presentation:style-name="a201" draw:name="Titolo 1" svg:x="0.9185in" svg:y="0.39921in" svg:width="11.5in" svg:height="1.44961in" presentation:class="title" presentation:placeholder="false">
        <draw:text-box>
          <text:p text:style-name="a200" text:class-names="" text:cond-style-name=""><text:span text:style-name="a199" text:class-names="">Fare clic per modificare lo stile del titolo</text:span></text:p>
        </draw:text-box>
        <svg:title/>
        <svg:desc/>
      </draw:frame>
      <draw:frame draw:id="id35" presentation:style-name="a205" draw:name="Segnaposto testo 2" svg:x="0.9185in" svg:y="1.83858in" svg:width="5.64055in" svg:height="0.9011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209" draw:name="Segnaposto contenuto 3" svg:x="0.9185in" svg:y="2.73976in" svg:width="5.64055in" svg:height="4.02953in" presentation:class="title" presentation:placeholder="false">
        <draw:text-box>
          <text:list text:style-name="a208">
            <text:list-item>
              <text:p text:style-name="a207" text:class-names="" text:cond-style-name=""><text:span text:style-name="a206" text:class-names="">Modifica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37" presentation:style-name="a213" draw:name="Segnaposto testo 4" svg:x="6.75in" svg:y="1.83858in" svg:width="5.6685in" svg:height="0.90118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Modifica gli stili del testo dello schema</text:span></text:p>
            </text:list-item>
          </text:list>
        </draw:text-box>
        <svg:title/>
        <svg:desc/>
      </draw:frame>
      <draw:frame draw:id="id38" presentation:style-name="a217" draw:name="Segnaposto contenuto 5" svg:x="6.75in" svg:y="2.73976in" svg:width="5.6685in" svg:height="4.02953in" presentation:class="title" presentation:placeholder="false">
        <draw:text-box>
          <text:list text:style-name="a216">
            <text:list-item>
              <text:p text:style-name="a215" text:class-names="" text:cond-style-name=""><text:span text:style-name="a214" text:class-names="">Modifica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39" presentation:style-name="a221" draw:name="Segnaposto data 6" svg:x="0.91654in" svg:y="6.95157in" svg:width="3in" svg:height="0.3992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6/09/2017</text:date></text:span></text:p>
        </draw:text-box>
        <svg:title/>
        <svg:desc/>
      </draw:frame>
      <draw:frame draw:id="id40" presentation:style-name="a224" draw:name="Segnaposto piè di pagina 7" svg:x="4.41653in" svg:y="6.95157in" svg:width="4.5in" svg:height="0.3992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1" presentation:style-name="a227" draw:name="Segnaposto numero diapositiva 8" svg:x="9.41654in" svg:y="6.95157in" svg:width="3in" svg:height="0.3992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44">
        <draw:page-thumbnail svg:x="1.21063in" svg:y="0.88858in" svg:width="5.84567in" svg:height="4.38425in" presentation:class="page" draw:id="id5" presentation:style-name="a228" draw:name="Segnaposto immagine diapositiva 1">
          <svg:title/>
          <svg:desc/>
        </draw:page-thumbnail>
        <draw:frame draw:id="id6" presentation:style-name="a231" draw:name="Segnaposto note 2" svg:x="0.82677in" svg:y="5.55394in" svg:width="6.61378in" svg:height="5.26142in" presentation:class="notes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7" presentation:style-name="a234" draw:name="Segnaposto intestazione 3" svg:x="0in" svg:y="0in" svg:width="3.5878in" svg:height="0.5842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8" presentation:style-name="a237" draw:name="Segnaposto data 4" svg:x="4.67953in" svg:y="0in" svg:width="3.5878in" svg:height="0.58425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egnaposto piè di pagina 5" svg:x="0in" svg:y="11.10827in" svg:width="3.5878in" svg:height="0.58425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Segnaposto numero diapositiva 6" svg:x="4.67953in" svg:y="11.10827in" svg:width="3.5878in" svg:height="0.58425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45">
      <draw:frame draw:id="id42" presentation:style-name="a248" draw:name="Titolo 1" svg:x="0.91654in" svg:y="0.39921in" svg:width="11.5in" svg:height="1.44961in" presentation:class="title" presentation:placeholder="false">
        <draw:text-box>
          <text:p text:style-name="a247" text:class-names="" text:cond-style-name=""><text:span text:style-name="a246" text:class-names="">Fare clic per modificare lo stile del titolo</text:span></text:p>
        </draw:text-box>
        <svg:title/>
        <svg:desc/>
      </draw:frame>
      <draw:frame draw:id="id43" presentation:style-name="a252" draw:name="Segnaposto data 2" svg:x="0.91654in" svg:y="6.95157in" svg:width="3in" svg:height="0.39921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16/09/2017</text:date></text:span></text:p>
        </draw:text-box>
        <svg:title/>
        <svg:desc/>
      </draw:frame>
      <draw:frame draw:id="id44" presentation:style-name="a255" draw:name="Segnaposto piè di pagina 3" svg:x="4.41653in" svg:y="6.95157in" svg:width="4.5in" svg:height="0.3992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5" presentation:style-name="a258" draw:name="Segnaposto numero diapositiva 4" svg:x="9.41654in" svg:y="6.95157in" svg:width="3in" svg:height="0.39921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presentation:notes style:page-layout-name="pageLayout2" draw:style-name="a275">
        <draw:page-thumbnail svg:x="1.21063in" svg:y="0.88858in" svg:width="5.84567in" svg:height="4.38425in" presentation:class="page" draw:id="id5" presentation:style-name="a259" draw:name="Segnaposto immagine diapositiva 1">
          <svg:title/>
          <svg:desc/>
        </draw:page-thumbnail>
        <draw:frame draw:id="id6" presentation:style-name="a262" draw:name="Segnaposto note 2" svg:x="0.82677in" svg:y="5.55394in" svg:width="6.61378in" svg:height="5.26142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7" presentation:style-name="a265" draw:name="Segnaposto intestazione 3" svg:x="0in" svg:y="0in" svg:width="3.5878in" svg:height="0.58425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8" presentation:style-name="a268" draw:name="Segnaposto data 4" svg:x="4.67953in" svg:y="0in" svg:width="3.5878in" svg:height="0.58425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9" presentation:style-name="a271" draw:name="Segnaposto piè di pagina 5" svg:x="0in" svg:y="11.10827in" svg:width="3.5878in" svg:height="0.5842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0" presentation:style-name="a274" draw:name="Segnaposto numero diapositiva 6" svg:x="4.67953in" svg:y="11.10827in" svg:width="3.5878in" svg:height="0.5842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76">
      <draw:frame draw:id="id46" presentation:style-name="a280" draw:name="Segnaposto data 1" svg:x="0.91654in" svg:y="6.95157in" svg:width="3in" svg:height="0.3992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6/09/2017</text:date></text:span></text:p>
        </draw:text-box>
        <svg:title/>
        <svg:desc/>
      </draw:frame>
      <draw:frame draw:id="id47" presentation:style-name="a283" draw:name="Segnaposto piè di pagina 2" svg:x="4.41653in" svg:y="6.95157in" svg:width="4.5in" svg:height="0.3992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8" presentation:style-name="a286" draw:name="Segnaposto numero diapositiva 3" svg:x="9.41654in" svg:y="6.95157in" svg:width="3in" svg:height="0.3992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1.21063in" svg:y="0.88858in" svg:width="5.84567in" svg:height="4.38425in" presentation:class="page" draw:id="id5" presentation:style-name="a287" draw:name="Segnaposto immagine diapositiva 1">
          <svg:title/>
          <svg:desc/>
        </draw:page-thumbnail>
        <draw:frame draw:id="id6" presentation:style-name="a290" draw:name="Segnaposto note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Segnaposto intestazione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Segnaposto data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Segnaposto piè di pagina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egnaposto numero diapositiva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04">
      <draw:frame draw:id="id49" presentation:style-name="a307" draw:name="Titolo 1" svg:x="0.9185in" svg:y="0.5in" svg:width="4.30039in" svg:height="1.75in" presentation:class="title" presentation:placeholder="false">
        <draw:text-box>
          <text:p text:style-name="a306" text:class-names="" text:cond-style-name=""><text:span text:style-name="a305" text:class-names="">Fare clic per modificare lo stile del titolo</text:span></text:p>
        </draw:text-box>
        <svg:title/>
        <svg:desc/>
      </draw:frame>
      <draw:frame draw:id="id50" presentation:style-name="a311" draw:name="Segnaposto contenuto 2" svg:x="5.6685in" svg:y="1.07992in" svg:width="6.75in" svg:height="5.32992in" presentation:class="title" presentation:placeholder="false">
        <draw:text-box>
          <text:list text:style-name="a310">
            <text:list-item>
              <text:p text:style-name="a309" text:class-names="" text:cond-style-name=""><text:span text:style-name="a308" text:class-names="">Modifica gli stili del testo dello schema<text:line-break/>Secondo livello<text:line-break/>Terzo livello<text:line-break/>Quarto livello<text:line-break/>Quinto livello</text:span></text:p>
            </text:list-item>
          </text:list>
        </draw:text-box>
        <svg:title/>
        <svg:desc/>
      </draw:frame>
      <draw:frame draw:id="id51" presentation:style-name="a315" draw:name="Segnaposto testo 3" svg:x="0.9185in" svg:y="2.25in" svg:width="4.30039in" svg:height="4.1685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Modifica gli stili del testo dello schema</text:span></text:p>
            </text:list-item>
          </text:list>
        </draw:text-box>
        <svg:title/>
        <svg:desc/>
      </draw:frame>
      <draw:frame draw:id="id52" presentation:style-name="a319" draw:name="Segnaposto data 4" svg:x="0.91654in" svg:y="6.95157in" svg:width="3in" svg:height="0.3992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6/09/2017</text:date></text:span></text:p>
        </draw:text-box>
        <svg:title/>
        <svg:desc/>
      </draw:frame>
      <draw:frame draw:id="id53" presentation:style-name="a322" draw:name="Segnaposto piè di pagina 5" svg:x="4.41653in" svg:y="6.95157in" svg:width="4.5in" svg:height="0.3992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4" presentation:style-name="a325" draw:name="Segnaposto numero diapositiva 6" svg:x="9.41654in" svg:y="6.95157in" svg:width="3in" svg:height="0.3992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Segnaposto immagine diapositiva 1">
          <svg:title/>
          <svg:desc/>
        </draw:page-thumbnail>
        <draw:frame draw:id="id6" presentation:style-name="a329" draw:name="Segnaposto note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Segnaposto intestazion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Segnaposto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Segnaposto piè di pagina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egnaposto numero diapositiva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43">
      <draw:frame draw:id="id55" presentation:style-name="a346" draw:name="Titolo 1" svg:x="0.9185in" svg:y="0.5in" svg:width="4.30039in" svg:height="1.75in" presentation:class="title" presentation:placeholder="false">
        <draw:text-box>
          <text:p text:style-name="a345" text:class-names="" text:cond-style-name=""><text:span text:style-name="a344" text:class-names="">Fare clic per modificare lo stile del titolo</text:span></text:p>
        </draw:text-box>
        <svg:title/>
        <svg:desc/>
      </draw:frame>
      <draw:frame draw:id="id56" presentation:style-name="a349" draw:name="Segnaposto immagine 2" svg:x="5.6685in" svg:y="1.07992in" svg:width="6.75in" svg:height="5.32992in" presentation:class="titl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7" presentation:style-name="a353" draw:name="Segnaposto testo 3" svg:x="0.9185in" svg:y="2.25in" svg:width="4.30039in" svg:height="4.1685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Modifica gli stili del testo dello schema</text:span></text:p>
            </text:list-item>
          </text:list>
        </draw:text-box>
        <svg:title/>
        <svg:desc/>
      </draw:frame>
      <draw:frame draw:id="id58" presentation:style-name="a357" draw:name="Segnaposto data 4" svg:x="0.91654in" svg:y="6.95157in" svg:width="3in" svg:height="0.3992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16/09/2017</text:date></text:span></text:p>
        </draw:text-box>
        <svg:title/>
        <svg:desc/>
      </draw:frame>
      <draw:frame draw:id="id59" presentation:style-name="a360" draw:name="Segnaposto piè di pagina 5" svg:x="4.41653in" svg:y="6.95157in" svg:width="4.5in" svg:height="0.3992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0" presentation:style-name="a363" draw:name="Segnaposto numero diapositiva 6" svg:x="9.41654in" svg:y="6.95157in" svg:width="3in" svg:height="0.3992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page-thumbnail svg:x="1.21063in" svg:y="0.88858in" svg:width="5.84567in" svg:height="4.38425in" presentation:class="page" draw:id="id5" presentation:style-name="a364" draw:name="Segnaposto immagine diapositiva 1">
          <svg:title/>
          <svg:desc/>
        </draw:page-thumbnail>
        <draw:frame draw:id="id6" presentation:style-name="a367" draw:name="Segnaposto note 2" svg:x="0.82677in" svg:y="5.55394in" svg:width="6.61378in" svg:height="5.26142in" presentation:class="notes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7" presentation:style-name="a370" draw:name="Segnaposto intestazione 3" svg:x="0in" svg:y="0in" svg:width="3.5878in" svg:height="0.5842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8" presentation:style-name="a373" draw:name="Segnaposto data 4" svg:x="4.67953in" svg:y="0in" svg:width="3.5878in" svg:height="0.58425in" presentation:class="date-time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9" presentation:style-name="a376" draw:name="Segnaposto piè di pagina 5" svg:x="0in" svg:y="11.10827in" svg:width="3.5878in" svg:height="0.5842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egnaposto numero diapositiva 6" svg:x="4.67953in" svg:y="11.10827in" svg:width="3.5878in" svg:height="0.5842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81">
      <draw:frame draw:id="id61" presentation:style-name="a384" draw:name="Titolo 1" svg:x="0.91654in" svg:y="0.39921in" svg:width="11.5in" svg:height="1.44961in" presentation:class="title" presentation:placeholder="false">
        <draw:text-box>
          <text:p text:style-name="a383" text:class-names="" text:cond-style-name=""><text:span text:style-name="a382" text:class-names="">Fare clic per modificare lo stile del titolo</text:span></text:p>
        </draw:text-box>
        <svg:title/>
        <svg:desc/>
      </draw:frame>
      <draw:frame draw:id="id62" presentation:style-name="a400" draw:name="Segnaposto testo verticale 2" svg:x="0.91654in" svg:y="1.99646in" svg:width="11.5in" svg:height="4.75866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Modifica gli stili del testo dello schema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o livello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04" draw:name="Segnaposto data 3" svg:x="0.91654in" svg:y="6.95157in" svg:width="3in" svg:height="0.3992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6/09/2017</text:date></text:span></text:p>
        </draw:text-box>
        <svg:title/>
        <svg:desc/>
      </draw:frame>
      <draw:frame draw:id="id64" presentation:style-name="a407" draw:name="Segnaposto piè di pagina 4" svg:x="4.41653in" svg:y="6.95157in" svg:width="4.5in" svg:height="0.3992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5" presentation:style-name="a410" draw:name="Segnaposto numero diapositiva 5" svg:x="9.41654in" svg:y="6.95157in" svg:width="3in" svg:height="0.3992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5" presentation:style-name="a411" draw:name="Segnaposto immagine diapositiva 1">
          <svg:title/>
          <svg:desc/>
        </draw:page-thumbnail>
        <draw:frame draw:id="id6" presentation:style-name="a414" draw:name="Segnaposto note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7" presentation:style-name="a417" draw:name="Segnaposto intestazione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8" presentation:style-name="a420" draw:name="Segnaposto data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9" presentation:style-name="a423" draw:name="Segnaposto piè di pagina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0" presentation:style-name="a426" draw:name="Segnaposto numero diapositiva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5f_Titolo-e-testo-verticale" style:page-layout-name="pageLayout1" draw:style-name="a428">
      <draw:frame draw:id="id66" presentation:style-name="a431" draw:name="Titolo verticale 1" svg:x="9.54173in" svg:y="0.39921in" svg:width="2.8748in" svg:height="6.35591in" presentation:class="title" presentation:placeholder="false">
        <draw:text-box>
          <text:p text:style-name="a430" text:class-names="" text:cond-style-name=""><text:span text:style-name="a429" text:class-names="">Fare clic per modificare lo stile del titolo</text:span></text:p>
        </draw:text-box>
        <svg:title/>
        <svg:desc/>
      </draw:frame>
      <draw:frame draw:id="id67" presentation:style-name="a447" draw:name="Segnaposto testo verticale 2" svg:x="0.91654in" svg:y="0.39921in" svg:width="8.45827in" svg:height="6.3559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Modifica gli stili del testo dello schema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o livello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51" draw:name="Segnaposto data 3" svg:x="0.91654in" svg:y="6.95157in" svg:width="3in" svg:height="0.3992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6/09/2017</text:date></text:span></text:p>
        </draw:text-box>
        <svg:title/>
        <svg:desc/>
      </draw:frame>
      <draw:frame draw:id="id69" presentation:style-name="a454" draw:name="Segnaposto piè di pagina 4" svg:x="4.41653in" svg:y="6.95157in" svg:width="4.5in" svg:height="0.3992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70" presentation:style-name="a457" draw:name="Segnaposto numero diapositiva 5" svg:x="9.41654in" svg:y="6.95157in" svg:width="3in" svg:height="0.3992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Segnaposto immagine diapositiva 1">
          <svg:title/>
          <svg:desc/>
        </draw:page-thumbnail>
        <draw:frame draw:id="id6" presentation:style-name="a461" draw:name="Segnaposto note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Segnaposto intestazion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Segnaposto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Segnaposto piè di pagina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egnaposto numero diapositiva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5">
      <draw:frame draw:id="id71" presentation:style-name="a478" draw:name="Segnaposto intestazione 1" svg:x="0in" svg:y="0in" svg:width="3.5878in" svg:height="0.58425in" presentation:class="head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2" presentation:style-name="a481" draw:name="Segnaposto data 2" svg:x="4.67953in" svg:y="0in" svg:width="3.5878in" svg:height="0.58425in" presentation:class="date-tim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3" presentation:style-name="a484" draw:name="Segnaposto piè di pagina 3" svg:x="0in" svg:y="11.10827in" svg:width="3.5878in" svg:height="0.58425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74" presentation:style-name="a487" draw:name="Segnaposto numero diapositiva 4" svg:x="4.67953in" svg:y="11.10827in" svg:width="3.5878in" svg:height="0.58425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Art</meta:initial-creator>
    <dc:creator>Art</dc:creator>
    <meta:creation-date>2017-09-12T13:30:26Z</meta:creation-date>
    <dc:date>2017-09-16T08:30:40Z</dc:date>
    <meta:editing-cycles>12</meta:editing-cycles>
    <meta:editing-duration>PT16095S</meta:editing-duration>
    <meta:document-statistic meta:paragraph-count="215" meta:word-count="961"/>
  </office:meta>
</office:document-meta>
</file>